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8.955cm" fo:margin-left="0.03cm" fo:margin-right="0.016cm" table:align="margins" style:may-break-between-rows="false"/>
    </style:style>
    <style:style style:name="Tableau1.A" style:family="table-column">
      <style:table-column-properties style:column-width="0.903cm" style:rel-column-width="3122*"/>
    </style:style>
    <style:style style:name="Tableau1.B" style:family="table-column">
      <style:table-column-properties style:column-width="2.006cm" style:rel-column-width="6934*"/>
    </style:style>
    <style:style style:name="Tableau1.J" style:family="table-column">
      <style:table-column-properties style:column-width="2.007cm" style:rel-column-width="6941*"/>
    </style:style>
    <style:style style:name="Tableau1.1" style:family="table-row">
      <style:table-row-properties style:row-height="0.801cm" fo:keep-together="always"/>
    </style:style>
    <style:style style:name="Tableau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1.2" style:family="table-row">
      <style:table-row-properties style:row-height="1.194cm" fo:keep-together="always"/>
    </style:style>
    <style:style style:name="Tableau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3" style:family="table-row">
      <style:table-row-properties style:row-height="0.988cm" fo:keep-together="always"/>
    </style:style>
    <style:style style:name="Tableau1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3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4" style:family="table-row">
      <style:table-row-properties style:row-height="2.681cm" fo:keep-together="always"/>
    </style:style>
    <style:style style:name="Tableau1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none" fo:border-top="none" fo:border-bottom="0.05pt solid #b2b2b2"/>
    </style:style>
    <style:style style:name="Tableau1.D4" style:family="table-cell">
      <style:table-cell-properties fo:padding="0.097cm" fo:border-left="0.05pt solid #b2b2b2" fo:border-right="none" fo:border-top="none" fo:border-bottom="0.05pt solid #b2b2b2"/>
    </style:style>
    <style:style style:name="Tableau1.E4" style:family="table-cell">
      <style:table-cell-properties fo:padding="0.097cm" fo:border-left="0.05pt solid #b2b2b2" fo:border-right="none" fo:border-top="none" fo:border-bottom="0.05pt solid #b2b2b2"/>
    </style:style>
    <style:style style:name="Tableau1.F4" style:family="table-cell">
      <style:table-cell-properties fo:padding="0.097cm" fo:border-left="0.05pt solid #b2b2b2" fo:border-right="none" fo:border-top="none" fo:border-bottom="0.05pt solid #b2b2b2"/>
    </style:style>
    <style:style style:name="Tableau1.G4" style:family="table-cell">
      <style:table-cell-properties fo:padding="0.097cm" fo:border-left="0.05pt solid #b2b2b2" fo:border-right="none" fo:border-top="none" fo:border-bottom="0.05pt solid #b2b2b2"/>
    </style:style>
    <style:style style:name="Tableau1.H4" style:family="table-cell">
      <style:table-cell-properties fo:padding="0.097cm" fo:border-left="0.05pt solid #b2b2b2" fo:border-right="none" fo:border-top="none" fo:border-bottom="0.05pt solid #b2b2b2"/>
    </style:style>
    <style:style style:name="Tableau1.I4" style:family="table-cell">
      <style:table-cell-properties fo:padding="0.097cm" fo:border-left="0.05pt solid #b2b2b2" fo:border-right="none" fo:border-top="none" fo:border-bottom="0.05pt solid #b2b2b2"/>
    </style:style>
    <style:style style:name="Tableau1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row-height="0.598cm" fo:keep-together="always"/>
    </style:style>
    <style:style style:name="Tableau1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1.B5" style:family="table-cell">
      <style:table-cell-properties style:vertical-align="middle"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6" style:family="table-row">
      <style:table-row-properties style:row-height="1.947cm" fo:keep-together="always"/>
    </style:style>
    <style:style style:name="Tableau1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none" fo:border-top="none" fo:border-bottom="0.05pt solid #b2b2b2"/>
    </style:style>
    <style:style style:name="Tableau1.D6" style:family="table-cell">
      <style:table-cell-properties fo:padding="0.097cm" fo:border-left="0.05pt solid #b2b2b2" fo:border-right="none" fo:border-top="none" fo:border-bottom="0.05pt solid #b2b2b2"/>
    </style:style>
    <style:style style:name="Tableau1.E6" style:family="table-cell">
      <style:table-cell-properties fo:padding="0.097cm" fo:border-left="0.05pt solid #b2b2b2" fo:border-right="none" fo:border-top="none" fo:border-bottom="0.05pt solid #b2b2b2"/>
    </style:style>
    <style:style style:name="Tableau1.F6" style:family="table-cell">
      <style:table-cell-properties fo:padding="0.097cm" fo:border-left="0.05pt solid #b2b2b2" fo:border-right="none" fo:border-top="none" fo:border-bottom="0.05pt solid #b2b2b2"/>
    </style:style>
    <style:style style:name="Tableau1.G6" style:family="table-cell">
      <style:table-cell-properties fo:padding="0.097cm" fo:border-left="0.05pt solid #b2b2b2" fo:border-right="none" fo:border-top="none" fo:border-bottom="0.05pt solid #b2b2b2"/>
    </style:style>
    <style:style style:name="Tableau1.H6" style:family="table-cell">
      <style:table-cell-properties fo:padding="0.097cm" fo:border-left="0.05pt solid #b2b2b2" fo:border-right="none" fo:border-top="none" fo:border-bottom="0.05pt solid #b2b2b2"/>
    </style:style>
    <style:style style:name="Tableau1.I6" style:family="table-cell">
      <style:table-cell-properties fo:padding="0.097cm" fo:border-left="0.05pt solid #b2b2b2" fo:border-right="none" fo:border-top="none" fo:border-bottom="0.05pt solid #b2b2b2"/>
    </style:style>
    <style:style style:name="Tableau1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7" style:family="table-row">
      <style:table-row-properties style:row-height="1.988cm" fo:keep-together="always"/>
    </style:style>
    <style:style style:name="Tableau1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7" style:family="table-cell">
      <style:table-cell-properties fo:padding="0.097cm" fo:border-left="0.05pt solid #b2b2b2" fo:border-right="none" fo:border-top="none" fo:border-bottom="0.05pt solid #b2b2b2"/>
    </style:style>
    <style:style style:name="Tableau1.C7" style:family="table-cell">
      <style:table-cell-properties fo:padding="0.097cm" fo:border-left="0.05pt solid #b2b2b2" fo:border-right="none" fo:border-top="none" fo:border-bottom="0.05pt solid #b2b2b2"/>
    </style:style>
    <style:style style:name="Tableau1.D7" style:family="table-cell">
      <style:table-cell-properties fo:padding="0.097cm" fo:border-left="0.05pt solid #b2b2b2" fo:border-right="none" fo:border-top="none" fo:border-bottom="0.05pt solid #b2b2b2"/>
    </style:style>
    <style:style style:name="Tableau1.E7" style:family="table-cell">
      <style:table-cell-properties fo:padding="0.097cm" fo:border-left="0.05pt solid #b2b2b2" fo:border-right="none" fo:border-top="none" fo:border-bottom="0.05pt solid #b2b2b2"/>
    </style:style>
    <style:style style:name="Tableau1.F7" style:family="table-cell">
      <style:table-cell-properties fo:padding="0.097cm" fo:border-left="0.05pt solid #b2b2b2" fo:border-right="none" fo:border-top="none" fo:border-bottom="0.05pt solid #b2b2b2"/>
    </style:style>
    <style:style style:name="Tableau1.G7" style:family="table-cell">
      <style:table-cell-properties fo:padding="0.097cm" fo:border-left="0.05pt solid #b2b2b2" fo:border-right="none" fo:border-top="none" fo:border-bottom="0.05pt solid #b2b2b2"/>
    </style:style>
    <style:style style:name="Tableau1.H7" style:family="table-cell">
      <style:table-cell-properties fo:padding="0.097cm" fo:border-left="0.05pt solid #b2b2b2" fo:border-right="none" fo:border-top="none" fo:border-bottom="0.05pt solid #b2b2b2"/>
    </style:style>
    <style:style style:name="Tableau1.I7" style:family="table-cell">
      <style:table-cell-properties fo:padding="0.097cm" fo:border-left="0.05pt solid #b2b2b2" fo:border-right="none" fo:border-top="none" fo:border-bottom="0.05pt solid #b2b2b2"/>
    </style:style>
    <style:style style:name="Tableau1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" style:family="table">
      <style:table-properties style:width="18.995cm" fo:margin-left="0cm" fo:margin-right="0.005cm" table:align="margins" style:may-break-between-rows="false"/>
    </style:style>
    <style:style style:name="Tableau2.A" style:family="table-column">
      <style:table-column-properties style:column-width="0.905cm" style:rel-column-width="3121*"/>
    </style:style>
    <style:style style:name="Tableau2.B" style:family="table-column">
      <style:table-column-properties style:column-width="1.829cm" style:rel-column-width="6310*"/>
    </style:style>
    <style:style style:name="Tableau2.C" style:family="table-column">
      <style:table-column-properties style:column-width="2.032cm" style:rel-column-width="7010*"/>
    </style:style>
    <style:style style:name="Tableau2.J" style:family="table-column">
      <style:table-column-properties style:column-width="2.039cm" style:rel-column-width="7034*"/>
    </style:style>
    <style:style style:name="Tableau2.1" style:family="table-row">
      <style:table-row-properties style:row-height="0.601cm" fo:keep-together="always"/>
    </style:style>
    <style:style style:name="Tableau2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1" style:family="table-cell">
      <style:table-cell-properties fo:background-color="#dddddd" fo:padding="0.097cm" fo:border="0.05pt solid #b2b2b2">
        <style:background-image/>
      </style:table-cell-properties>
    </style:style>
    <style:style style:name="Tableau2.2" style:family="table-row">
      <style:table-row-properties style:row-height="2.265cm" fo:keep-together="always"/>
    </style:style>
    <style:style style:name="Tableau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2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3" style:family="table-row">
      <style:table-row-properties style:row-height="1.875cm" fo:keep-together="always"/>
    </style:style>
    <style:style style:name="Tableau2.E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4" style:family="table-row">
      <style:table-row-properties style:row-height="0.6cm" fo:keep-together="always"/>
    </style:style>
    <style:style style:name="Tableau2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2.J4" style:family="table-cell">
      <style:table-cell-properties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5" style:family="table-row">
      <style:table-row-properties style:row-height="1.125cm" fo:keep-together="always"/>
    </style:style>
    <style:style style:name="Tableau2.7" style:family="table-row">
      <style:table-row-properties style:row-height="2.593cm" fo:keep-together="always"/>
    </style:style>
    <style:style style:name="Tableau2.8" style:family="table-row">
      <style:table-row-properties style:row-height="1.715cm" fo:keep-together="always"/>
    </style:style>
    <style:style style:name="Tableau2.9" style:family="table-row">
      <style:table-row-properties style:row-height="0.706cm" fo:keep-together="always"/>
    </style:style>
    <style:style style:name="Tableau2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" style:family="table">
      <style:table-properties style:width="18.985cm" fo:margin-left="0.014cm" fo:margin-right="0.002cm" table:align="margins" style:may-break-between-rows="false"/>
    </style:style>
    <style:style style:name="Tableau3.A" style:family="table-column">
      <style:table-column-properties style:column-width="0.905cm" style:rel-column-width="3123*"/>
    </style:style>
    <style:style style:name="Tableau3.B" style:family="table-column">
      <style:table-column-properties style:column-width="2.041cm" style:rel-column-width="7044*"/>
    </style:style>
    <style:style style:name="Tableau3.C" style:family="table-column">
      <style:table-column-properties style:column-width="1.998cm" style:rel-column-width="6898*"/>
    </style:style>
    <style:style style:name="Tableau3.D" style:family="table-column">
      <style:table-column-properties style:column-width="2.007cm" style:rel-column-width="6929*"/>
    </style:style>
    <style:style style:name="Tableau3.E" style:family="table-column">
      <style:table-column-properties style:column-width="2cm" style:rel-column-width="6904*"/>
    </style:style>
    <style:style style:name="Tableau3.H" style:family="table-column">
      <style:table-column-properties style:column-width="2.009cm" style:rel-column-width="6935*"/>
    </style:style>
    <style:style style:name="Tableau3.J" style:family="table-column">
      <style:table-column-properties style:column-width="2.009cm" style:rel-column-width="6934*"/>
    </style:style>
    <style:style style:name="Tableau3.1" style:family="table-row">
      <style:table-row-properties style:row-height="0.801cm" fo:keep-together="always"/>
    </style:style>
    <style:style style:name="Tableau3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3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3.2" style:family="table-row">
      <style:table-row-properties style:row-height="0.868cm" fo:keep-together="always"/>
    </style:style>
    <style:style style:name="Tableau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F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.3" style:family="table-row">
      <style:table-row-properties style:row-height="1.64cm" fo:keep-together="always"/>
    </style:style>
    <style:style style:name="Tableau3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3" style:family="table-cell">
      <style:table-cell-properties fo:padding="0.097cm" fo:border-left="0.05pt solid #b2b2b2" fo:border-right="none" fo:border-top="none" fo:border-bottom="0.05pt solid #b2b2b2"/>
    </style:style>
    <style:style style:name="Tableau3.D3" style:family="table-cell">
      <style:table-cell-properties fo:padding="0.097cm" fo:border-left="0.05pt solid #b2b2b2" fo:border-right="none" fo:border-top="none" fo:border-bottom="0.05pt solid #b2b2b2"/>
    </style:style>
    <style:style style:name="Tableau3.E3" style:family="table-cell">
      <style:table-cell-properties fo:padding="0.097cm" fo:border-left="0.05pt solid #b2b2b2" fo:border-right="none" fo:border-top="none" fo:border-bottom="0.05pt solid #b2b2b2"/>
    </style:style>
    <style:style style:name="Tableau3.G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3" style:family="table-cell">
      <style:table-cell-properties fo:padding="0.097cm" fo:border-left="0.05pt solid #b2b2b2" fo:border-right="none" fo:border-top="none" fo:border-bottom="0.05pt solid #b2b2b2"/>
    </style:style>
    <style:style style:name="Tableau3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4" style:family="table-row">
      <style:table-row-properties style:row-height="2.341cm" fo:keep-together="always"/>
    </style:style>
    <style:style style:name="Tableau3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4" style:family="table-cell">
      <style:table-cell-properties fo:padding="0.097cm" fo:border-left="0.05pt solid #b2b2b2" fo:border-right="none" fo:border-top="none" fo:border-bottom="0.05pt solid #b2b2b2"/>
    </style:style>
    <style:style style:name="Tableau3.D4" style:family="table-cell">
      <style:table-cell-properties fo:padding="0.097cm" fo:border-left="0.05pt solid #b2b2b2" fo:border-right="none" fo:border-top="none" fo:border-bottom="0.05pt solid #b2b2b2"/>
    </style:style>
    <style:style style:name="Tableau3.E4" style:family="table-cell">
      <style:table-cell-properties fo:padding="0.097cm" fo:border-left="0.05pt solid #b2b2b2" fo:border-right="none" fo:border-top="none" fo:border-bottom="0.05pt solid #b2b2b2"/>
    </style:style>
    <style:style style:name="Tableau3.G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4" style:family="table-cell">
      <style:table-cell-properties fo:padding="0.097cm" fo:border-left="0.05pt solid #b2b2b2" fo:border-right="none" fo:border-top="none" fo:border-bottom="0.05pt solid #b2b2b2"/>
    </style:style>
    <style:style style:name="Tableau3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5" style:family="table-row">
      <style:table-row-properties style:row-height="0.598cm" fo:keep-together="always"/>
    </style:style>
    <style:style style:name="Tableau3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B5" style:family="table-cell">
      <style:table-cell-properties style:vertical-align="middle"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J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6" style:family="table-row">
      <style:table-row-properties style:row-height="1.799cm" fo:keep-together="always"/>
    </style:style>
    <style:style style:name="Tableau3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6" style:family="table-cell">
      <style:table-cell-properties fo:padding="0.097cm" fo:border-left="0.05pt solid #b2b2b2" fo:border-right="none" fo:border-top="none" fo:border-bottom="0.05pt solid #b2b2b2"/>
    </style:style>
    <style:style style:name="Tableau3.C6" style:family="table-cell">
      <style:table-cell-properties fo:padding="0.097cm" fo:border-left="0.05pt solid #b2b2b2" fo:border-right="none" fo:border-top="none" fo:border-bottom="0.05pt solid #b2b2b2"/>
    </style:style>
    <style:style style:name="Tableau3.D6" style:family="table-cell">
      <style:table-cell-properties fo:padding="0.097cm" fo:border-left="0.05pt solid #b2b2b2" fo:border-right="none" fo:border-top="none" fo:border-bottom="0.05pt solid #b2b2b2"/>
    </style:style>
    <style:style style:name="Tableau3.E6" style:family="table-cell">
      <style:table-cell-properties fo:padding="0.097cm" fo:border-left="0.05pt solid #b2b2b2" fo:border-right="none" fo:border-top="none" fo:border-bottom="0.05pt solid #b2b2b2"/>
    </style:style>
    <style:style style:name="Tableau3.F6" style:family="table-cell">
      <style:table-cell-properties fo:padding="0.097cm" fo:border-left="0.05pt solid #b2b2b2" fo:border-right="none" fo:border-top="none" fo:border-bottom="0.05pt solid #b2b2b2"/>
    </style:style>
    <style:style style:name="Tableau3.G6" style:family="table-cell">
      <style:table-cell-properties fo:padding="0.097cm" fo:border-left="0.05pt solid #b2b2b2" fo:border-right="none" fo:border-top="none" fo:border-bottom="0.05pt solid #b2b2b2"/>
    </style:style>
    <style:style style:name="Tableau3.H6" style:family="table-cell">
      <style:table-cell-properties fo:padding="0.097cm" fo:border-left="0.05pt solid #b2b2b2" fo:border-right="none" fo:border-top="none" fo:border-bottom="0.05pt solid #b2b2b2"/>
    </style:style>
    <style:style style:name="Tableau3.I6" style:family="table-cell">
      <style:table-cell-properties fo:padding="0.097cm" fo:border-left="0.05pt solid #b2b2b2" fo:border-right="none" fo:border-top="none" fo:border-bottom="0.05pt solid #b2b2b2"/>
    </style:style>
    <style:style style:name="Tableau3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7" style:family="table-row">
      <style:table-row-properties style:row-height="2.256cm" fo:keep-together="always"/>
    </style:style>
    <style:style style:name="Tableau3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7" style:family="table-cell">
      <style:table-cell-properties fo:padding="0.097cm" fo:border-left="0.05pt solid #b2b2b2" fo:border-right="none" fo:border-top="none" fo:border-bottom="0.05pt solid #b2b2b2"/>
    </style:style>
    <style:style style:name="Tableau3.C7" style:family="table-cell">
      <style:table-cell-properties fo:padding="0.097cm" fo:border-left="0.05pt solid #b2b2b2" fo:border-right="none" fo:border-top="none" fo:border-bottom="0.05pt solid #b2b2b2"/>
    </style:style>
    <style:style style:name="Tableau3.D7" style:family="table-cell">
      <style:table-cell-properties fo:padding="0.097cm" fo:border-left="0.05pt solid #b2b2b2" fo:border-right="none" fo:border-top="none" fo:border-bottom="0.05pt solid #b2b2b2"/>
    </style:style>
    <style:style style:name="Tableau3.E7" style:family="table-cell">
      <style:table-cell-properties fo:padding="0.097cm" fo:border-left="0.05pt solid #b2b2b2" fo:border-right="none" fo:border-top="none" fo:border-bottom="0.05pt solid #b2b2b2"/>
    </style:style>
    <style:style style:name="Tableau3.F7" style:family="table-cell">
      <style:table-cell-properties fo:padding="0.097cm" fo:border-left="0.05pt solid #b2b2b2" fo:border-right="none" fo:border-top="none" fo:border-bottom="0.05pt solid #b2b2b2"/>
    </style:style>
    <style:style style:name="Tableau3.G7" style:family="table-cell">
      <style:table-cell-properties fo:padding="0.097cm" fo:border-left="0.05pt solid #b2b2b2" fo:border-right="none" fo:border-top="none" fo:border-bottom="0.05pt solid #b2b2b2"/>
    </style:style>
    <style:style style:name="Tableau3.H7" style:family="table-cell">
      <style:table-cell-properties fo:padding="0.097cm" fo:border-left="0.05pt solid #b2b2b2" fo:border-right="none" fo:border-top="none" fo:border-bottom="0.05pt solid #b2b2b2"/>
    </style:style>
    <style:style style:name="Tableau3.I7" style:family="table-cell">
      <style:table-cell-properties fo:padding="0.097cm" fo:border-left="0.05pt solid #b2b2b2" fo:border-right="none" fo:border-top="none" fo:border-bottom="0.05pt solid #b2b2b2"/>
    </style:style>
    <style:style style:name="Tableau3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" style:family="table">
      <style:table-properties style:width="18.983cm" fo:margin-left="0cm" fo:margin-right="0.018cm" table:align="margins" style:may-break-between-rows="false"/>
    </style:style>
    <style:style style:name="Tableau4.A" style:family="table-column">
      <style:table-column-properties style:column-width="0.905cm" style:rel-column-width="3123*"/>
    </style:style>
    <style:style style:name="Tableau4.B" style:family="table-column">
      <style:table-column-properties style:column-width="1.85cm" style:rel-column-width="6387*"/>
    </style:style>
    <style:style style:name="Tableau4.C" style:family="table-column">
      <style:table-column-properties style:column-width="2.028cm" style:rel-column-width="7002*"/>
    </style:style>
    <style:style style:name="Tableau4.J" style:family="table-column">
      <style:table-column-properties style:column-width="2.03cm" style:rel-column-width="7011*"/>
    </style:style>
    <style:style style:name="Tableau4.1" style:family="table-row">
      <style:table-row-properties style:row-height="0.497cm" fo:keep-together="always"/>
    </style:style>
    <style:style style:name="Tableau4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1" style:family="table-cell">
      <style:table-cell-properties fo:background-color="#dddddd" fo:padding="0.097cm" fo:border="0.05pt solid #b2b2b2">
        <style:background-image/>
      </style:table-cell-properties>
    </style:style>
    <style:style style:name="Tableau4.2" style:family="table-row">
      <style:table-row-properties style:row-height="2.08cm" fo:keep-together="always"/>
    </style:style>
    <style:style style:name="Tableau4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4.3" style:family="table-row">
      <style:table-row-properties style:row-height="2.018cm" fo:keep-together="always"/>
    </style:style>
    <style:style style:name="Tableau4.C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4" style:family="table-row">
      <style:table-row-properties style:row-height="0.6cm" fo:keep-together="always"/>
    </style:style>
    <style:style style:name="Tableau4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4.5" style:family="table-row">
      <style:table-row-properties style:row-height="1.461cm" fo:keep-together="always"/>
    </style:style>
    <style:style style:name="Tableau4.I5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4.6" style:family="table-row">
      <style:table-row-properties style:row-height="1.706cm" fo:keep-together="always"/>
    </style:style>
    <style:style style:name="Tableau4.7" style:family="table-row">
      <style:table-row-properties style:row-height="1.748cm" fo:keep-together="always"/>
    </style:style>
    <style:style style:name="Tableau4.8" style:family="table-row">
      <style:table-row-properties style:row-height="1.997cm" fo:keep-together="always"/>
    </style:style>
    <style:style style:name="Tableau4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2.196cm" style:rel-column-width="7574*"/>
    </style:style>
    <style:style style:name="Tableau6.B" style:family="table-column">
      <style:table-column-properties style:column-width="1.108cm" style:rel-column-width="3820*"/>
    </style:style>
    <style:style style:name="Tableau6.C" style:family="table-column">
      <style:table-column-properties style:column-width="6.092cm" style:rel-column-width="21013*"/>
    </style:style>
    <style:style style:name="Tableau6.D" style:family="table-column">
      <style:table-column-properties style:column-width="0.402cm" style:rel-column-width="1387*"/>
    </style:style>
    <style:style style:name="Tableau6.E" style:family="table-column">
      <style:table-column-properties style:column-width="2.205cm" style:rel-column-width="7604*"/>
    </style:style>
    <style:style style:name="Tableau6.F" style:family="table-column">
      <style:table-column-properties style:column-width="1.298cm" style:rel-column-width="4477*"/>
    </style:style>
    <style:style style:name="Tableau6.G" style:family="table-column">
      <style:table-column-properties style:column-width="5.701cm" style:rel-column-width="1966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6.G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955cm" fo:margin-left="0.03cm" fo:margin-right="0.016cm" table:align="margins" style:may-break-between-rows="false"/>
    </style:style>
    <style:style style:name="Tableau5.A" style:family="table-column">
      <style:table-column-properties style:column-width="0.905cm" style:rel-column-width="3128*"/>
    </style:style>
    <style:style style:name="Tableau5.B" style:family="table-column">
      <style:table-column-properties style:column-width="2.006cm" style:rel-column-width="6934*"/>
    </style:style>
    <style:style style:name="Tableau5.J" style:family="table-column">
      <style:table-column-properties style:column-width="2.006cm" style:rel-column-width="6935*"/>
    </style:style>
    <style:style style:name="Tableau5.1" style:family="table-row">
      <style:table-row-properties style:row-height="0.801cm" fo:keep-together="always"/>
    </style:style>
    <style:style style:name="Tableau5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5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5.2" style:family="table-row">
      <style:table-row-properties style:row-height="1.82cm" fo:keep-together="always"/>
    </style:style>
    <style:style style:name="Tableau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2" style:family="table-cell">
      <style:table-cell-properties fo:padding="0.097cm" fo:border-left="0.05pt solid #b2b2b2" fo:border-right="none" fo:border-top="none" fo:border-bottom="0.05pt solid #b2b2b2"/>
    </style:style>
    <style:style style:name="Tableau5.C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D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E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F2" style:family="table-cell">
      <style:table-cell-properties fo:padding="0.097cm" fo:border-left="0.05pt solid #b2b2b2" fo:border-right="none" fo:border-top="none" fo:border-bottom="0.05pt solid #b2b2b2"/>
    </style:style>
    <style:style style:name="Tableau5.G2" style:family="table-cell">
      <style:table-cell-properties fo:padding="0.097cm" fo:border-left="0.05pt solid #b2b2b2" fo:border-right="none" fo:border-top="none" fo:border-bottom="0.05pt solid #b2b2b2"/>
    </style:style>
    <style:style style:name="Tableau5.H2" style:family="table-cell">
      <style:table-cell-properties fo:padding="0.097cm" fo:border-left="0.05pt solid #b2b2b2" fo:border-right="none" fo:border-top="none" fo:border-bottom="0.05pt solid #b2b2b2"/>
    </style:style>
    <style:style style:name="Tableau5.I2" style:family="table-cell">
      <style:table-cell-properties fo:padding="0.097cm" fo:border-left="0.05pt solid #b2b2b2" fo:border-right="none" fo:border-top="none" fo:border-bottom="0.05pt solid #b2b2b2"/>
    </style:style>
    <style:style style:name="Tableau5.J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3" style:family="table-row">
      <style:table-row-properties style:row-height="1.06cm" fo:keep-together="always"/>
    </style:style>
    <style:style style:name="Tableau5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3" style:family="table-cell">
      <style:table-cell-properties fo:padding="0.097cm" fo:border-left="0.05pt solid #b2b2b2" fo:border-right="none" fo:border-top="none" fo:border-bottom="0.05pt solid #b2b2b2"/>
    </style:style>
    <style:style style:name="Tableau5.C3" style:family="table-cell">
      <style:table-cell-properties fo:padding="0.097cm" fo:border-left="0.05pt solid #b2b2b2" fo:border-right="none" fo:border-top="none" fo:border-bottom="0.05pt solid #b2b2b2"/>
    </style:style>
    <style:style style:name="Tableau5.D3" style:family="table-cell">
      <style:table-cell-properties fo:padding="0.097cm" fo:border-left="0.05pt solid #b2b2b2" fo:border-right="none" fo:border-top="none" fo:border-bottom="0.05pt solid #b2b2b2"/>
    </style:style>
    <style:style style:name="Tableau5.E3" style:family="table-cell">
      <style:table-cell-properties fo:padding="0.097cm" fo:border-left="0.05pt solid #b2b2b2" fo:border-right="none" fo:border-top="none" fo:border-bottom="0.05pt solid #b2b2b2"/>
    </style:style>
    <style:style style:name="Tableau5.F3" style:family="table-cell">
      <style:table-cell-properties fo:padding="0.097cm" fo:border-left="0.05pt solid #b2b2b2" fo:border-right="none" fo:border-top="none" fo:border-bottom="0.05pt solid #b2b2b2"/>
    </style:style>
    <style:style style:name="Tableau5.G3" style:family="table-cell">
      <style:table-cell-properties fo:padding="0.097cm" fo:border-left="0.05pt solid #b2b2b2" fo:border-right="none" fo:border-top="none" fo:border-bottom="0.05pt solid #b2b2b2"/>
    </style:style>
    <style:style style:name="Tableau5.H3" style:family="table-cell">
      <style:table-cell-properties fo:padding="0.097cm" fo:border-left="0.05pt solid #b2b2b2" fo:border-right="none" fo:border-top="none" fo:border-bottom="0.05pt solid #b2b2b2"/>
    </style:style>
    <style:style style:name="Tableau5.I3" style:family="table-cell">
      <style:table-cell-properties fo:padding="0.097cm" fo:border-left="0.05pt solid #b2b2b2" fo:border-right="none" fo:border-top="none" fo:border-bottom="0.05pt solid #b2b2b2"/>
    </style:style>
    <style:style style:name="Tableau5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4" style:family="table-cell">
      <style:table-cell-properties fo:padding="0.097cm" fo:border-left="0.05pt solid #b2b2b2" fo:border-right="none" fo:border-top="none" fo:border-bottom="0.05pt solid #b2b2b2"/>
    </style:style>
    <style:style style:name="Tableau5.C4" style:family="table-cell">
      <style:table-cell-properties fo:padding="0.097cm" fo:border-left="0.05pt solid #b2b2b2" fo:border-right="none" fo:border-top="none" fo:border-bottom="0.05pt solid #b2b2b2"/>
    </style:style>
    <style:style style:name="Tableau5.D4" style:family="table-cell">
      <style:table-cell-properties fo:padding="0.097cm" fo:border-left="0.05pt solid #b2b2b2" fo:border-right="none" fo:border-top="none" fo:border-bottom="0.05pt solid #b2b2b2"/>
    </style:style>
    <style:style style:name="Tableau5.E4" style:family="table-cell">
      <style:table-cell-properties fo:padding="0.097cm" fo:border-left="0.05pt solid #b2b2b2" fo:border-right="none" fo:border-top="none" fo:border-bottom="0.05pt solid #b2b2b2"/>
    </style:style>
    <style:style style:name="Tableau5.F4" style:family="table-cell">
      <style:table-cell-properties fo:padding="0.097cm" fo:border-left="0.05pt solid #b2b2b2" fo:border-right="none" fo:border-top="none" fo:border-bottom="0.05pt solid #b2b2b2"/>
    </style:style>
    <style:style style:name="Tableau5.G4" style:family="table-cell">
      <style:table-cell-properties fo:padding="0.097cm" fo:border-left="0.05pt solid #b2b2b2" fo:border-right="none" fo:border-top="none" fo:border-bottom="0.05pt solid #b2b2b2"/>
    </style:style>
    <style:style style:name="Tableau5.H4" style:family="table-cell">
      <style:table-cell-properties fo:padding="0.097cm" fo:border-left="0.05pt solid #b2b2b2" fo:border-right="none" fo:border-top="none" fo:border-bottom="0.05pt solid #b2b2b2"/>
    </style:style>
    <style:style style:name="Tableau5.I4" style:family="table-cell">
      <style:table-cell-properties fo:padding="0.097cm" fo:border-left="0.05pt solid #b2b2b2" fo:border-right="none" fo:border-top="none" fo:border-bottom="0.05pt solid #b2b2b2"/>
    </style:style>
    <style:style style:name="Tableau5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5" style:family="table-row">
      <style:table-row-properties style:row-height="0.598cm" fo:keep-together="always"/>
    </style:style>
    <style:style style:name="Tableau5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5.I5" style:family="table-cell">
      <style:table-cell-properties fo:padding="0.097cm" fo:border-left="0.05pt solid #b2b2b2" fo:border-right="none" fo:border-top="none" fo:border-bottom="0.05pt solid #b2b2b2"/>
    </style:style>
    <style:style style:name="Tableau5.6" style:family="table-row">
      <style:table-row-properties style:row-height="1.24cm" fo:keep-together="always"/>
    </style:style>
    <style:style style:name="Tableau5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6" style:family="table-cell">
      <style:table-cell-properties fo:padding="0.097cm" fo:border-left="0.05pt solid #b2b2b2" fo:border-right="none" fo:border-top="none" fo:border-bottom="0.05pt solid #b2b2b2"/>
    </style:style>
    <style:style style:name="Tableau5.C6" style:family="table-cell">
      <style:table-cell-properties fo:padding="0.097cm" fo:border-left="0.05pt solid #b2b2b2" fo:border-right="none" fo:border-top="none" fo:border-bottom="0.05pt solid #b2b2b2"/>
    </style:style>
    <style:style style:name="Tableau5.D6" style:family="table-cell">
      <style:table-cell-properties fo:padding="0.097cm" fo:border-left="0.05pt solid #b2b2b2" fo:border-right="none" fo:border-top="none" fo:border-bottom="0.05pt solid #b2b2b2"/>
    </style:style>
    <style:style style:name="Tableau5.E6" style:family="table-cell">
      <style:table-cell-properties fo:padding="0.097cm" fo:border-left="0.05pt solid #b2b2b2" fo:border-right="none" fo:border-top="none" fo:border-bottom="0.05pt solid #b2b2b2"/>
    </style:style>
    <style:style style:name="Tableau5.F6" style:family="table-cell">
      <style:table-cell-properties fo:padding="0.097cm" fo:border-left="0.05pt solid #b2b2b2" fo:border-right="none" fo:border-top="none" fo:border-bottom="0.05pt solid #b2b2b2"/>
    </style:style>
    <style:style style:name="Tableau5.G6" style:family="table-cell">
      <style:table-cell-properties fo:padding="0.097cm" fo:border-left="0.05pt solid #b2b2b2" fo:border-right="none" fo:border-top="none" fo:border-bottom="0.05pt solid #b2b2b2"/>
    </style:style>
    <style:style style:name="Tableau5.H6" style:family="table-cell">
      <style:table-cell-properties fo:padding="0.097cm" fo:border-left="0.05pt solid #b2b2b2" fo:border-right="none" fo:border-top="none" fo:border-bottom="0.05pt solid #b2b2b2"/>
    </style:style>
    <style:style style:name="Tableau5.I6" style:family="table-cell">
      <style:table-cell-properties fo:padding="0.097cm" fo:border-left="0.05pt solid #b2b2b2" fo:border-right="none" fo:border-top="none" fo:border-bottom="0.05pt solid #b2b2b2"/>
    </style:style>
    <style:style style:name="Tableau5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7" style:family="table-cell">
      <style:table-cell-properties fo:padding="0.097cm" fo:border-left="0.05pt solid #b2b2b2" fo:border-right="none" fo:border-top="none" fo:border-bottom="0.05pt solid #b2b2b2"/>
    </style:style>
    <style:style style:name="Tableau5.C7" style:family="table-cell">
      <style:table-cell-properties fo:padding="0.097cm" fo:border-left="0.05pt solid #b2b2b2" fo:border-right="none" fo:border-top="none" fo:border-bottom="0.05pt solid #b2b2b2"/>
    </style:style>
    <style:style style:name="Tableau5.D7" style:family="table-cell">
      <style:table-cell-properties fo:padding="0.097cm" fo:border-left="0.05pt solid #b2b2b2" fo:border-right="none" fo:border-top="none" fo:border-bottom="0.05pt solid #b2b2b2"/>
    </style:style>
    <style:style style:name="Tableau5.E7" style:family="table-cell">
      <style:table-cell-properties fo:padding="0.097cm" fo:border-left="0.05pt solid #b2b2b2" fo:border-right="none" fo:border-top="none" fo:border-bottom="0.05pt solid #b2b2b2"/>
    </style:style>
    <style:style style:name="Tableau5.F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7" style:family="table-cell">
      <style:table-cell-properties fo:padding="0.097cm" fo:border-left="0.05pt solid #b2b2b2" fo:border-right="none" fo:border-top="none" fo:border-bottom="0.05pt solid #b2b2b2"/>
    </style:style>
    <style:style style:name="Tableau5.H7" style:family="table-cell">
      <style:table-cell-properties fo:padding="0.097cm" fo:border-left="0.05pt solid #b2b2b2" fo:border-right="none" fo:border-top="none" fo:border-bottom="0.05pt solid #b2b2b2"/>
    </style:style>
    <style:style style:name="Tableau5.I7" style:family="table-cell">
      <style:table-cell-properties fo:padding="0.097cm" fo:border-left="0.05pt solid #b2b2b2" fo:border-right="none" fo:border-top="none" fo:border-bottom="0.05pt solid #b2b2b2"/>
    </style:style>
    <style:style style:name="Tableau5.J7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.8" style:family="table-row">
      <style:table-row-properties style:row-height="2.579cm" fo:keep-together="always"/>
    </style:style>
    <style:style style:name="Tableau5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8" style:family="table-cell">
      <style:table-cell-properties fo:padding="0.097cm" fo:border-left="0.05pt solid #b2b2b2" fo:border-right="none" fo:border-top="none" fo:border-bottom="0.05pt solid #b2b2b2"/>
    </style:style>
    <style:style style:name="Tableau5.C8" style:family="table-cell">
      <style:table-cell-properties fo:padding="0.097cm" fo:border-left="0.05pt solid #b2b2b2" fo:border-right="none" fo:border-top="none" fo:border-bottom="0.05pt solid #b2b2b2"/>
    </style:style>
    <style:style style:name="Tableau5.D8" style:family="table-cell">
      <style:table-cell-properties fo:padding="0.097cm" fo:border-left="0.05pt solid #b2b2b2" fo:border-right="none" fo:border-top="none" fo:border-bottom="0.05pt solid #b2b2b2"/>
    </style:style>
    <style:style style:name="Tableau5.E8" style:family="table-cell">
      <style:table-cell-properties fo:padding="0.097cm" fo:border-left="0.05pt solid #b2b2b2" fo:border-right="none" fo:border-top="none" fo:border-bottom="0.05pt solid #b2b2b2"/>
    </style:style>
    <style:style style:name="Tableau5.F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8" style:family="table-cell">
      <style:table-cell-properties fo:padding="0.097cm" fo:border-left="0.05pt solid #b2b2b2" fo:border-right="none" fo:border-top="none" fo:border-bottom="0.05pt solid #b2b2b2"/>
    </style:style>
    <style:style style:name="Tableau5.H8" style:family="table-cell">
      <style:table-cell-properties fo:padding="0.097cm" fo:border-left="0.05pt solid #b2b2b2" fo:border-right="none" fo:border-top="none" fo:border-bottom="0.05pt solid #b2b2b2"/>
    </style:style>
    <style:style style:name="Tableau5.I8" style:family="table-cell">
      <style:table-cell-properties fo:padding="0.097cm" fo:border-left="0.05pt solid #b2b2b2" fo:border-right="none" fo:border-top="none" fo:border-bottom="0.05pt solid #b2b2b2"/>
    </style:style>
    <style:style style:name="Tableau5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7" style:family="table">
      <style:table-properties style:width="18.979cm" fo:margin-left="0.014cm" fo:margin-right="0.007cm" table:align="margins" style:may-break-between-rows="false"/>
    </style:style>
    <style:style style:name="Tableau7.A" style:family="table-column">
      <style:table-column-properties style:column-width="0.903cm" style:rel-column-width="3118*"/>
    </style:style>
    <style:style style:name="Tableau7.B" style:family="table-column">
      <style:table-column-properties style:column-width="2.26cm" style:rel-column-width="7802*"/>
    </style:style>
    <style:style style:name="Tableau7.I" style:family="table-column">
      <style:table-column-properties style:column-width="2.26cm" style:rel-column-width="7803*"/>
    </style:style>
    <style:style style:name="Tableau7.1" style:family="table-row">
      <style:table-row-properties style:row-height="0.801cm" fo:keep-together="always"/>
    </style:style>
    <style:style style:name="Tableau7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7.I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7.2" style:family="table-row">
      <style:table-row-properties style:row-height="0.868cm" fo:keep-together="always"/>
    </style:style>
    <style:style style:name="Tableau7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E2" style:family="table-cell">
      <style:table-cell-properties style:vertical-align="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I2" style:family="table-cell">
      <style:table-cell-properties style:vertical-align="middle" fo:background-color="#ffffff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7.3" style:family="table-row">
      <style:table-row-properties style:row-height="1.64cm" fo:keep-together="always"/>
    </style:style>
    <style:style style:name="Tableau7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4" style:family="table-row">
      <style:table-row-properties style:row-height="2.341cm" fo:keep-together="always"/>
    </style:style>
    <style:style style:name="Tableau7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5" style:family="table-row">
      <style:table-row-properties style:row-height="0.549cm" fo:keep-together="always"/>
    </style:style>
    <style:style style:name="Tableau7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B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6" style:family="table-row">
      <style:table-row-properties style:row-height="2.351cm" fo:keep-together="always"/>
    </style:style>
    <style:style style:name="Tableau7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6" style:family="table-cell">
      <style:table-cell-properties fo:padding="0.097cm" fo:border-left="0.05pt solid #b2b2b2" fo:border-right="none" fo:border-top="none" fo:border-bottom="0.05pt solid #b2b2b2"/>
    </style:style>
    <style:style style:name="Tableau7.C6" style:family="table-cell">
      <style:table-cell-properties fo:padding="0.097cm" fo:border-left="0.05pt solid #b2b2b2" fo:border-right="none" fo:border-top="none" fo:border-bottom="0.05pt solid #b2b2b2"/>
    </style:style>
    <style:style style:name="Tableau7.D6" style:family="table-cell">
      <style:table-cell-properties fo:padding="0.097cm" fo:border-left="0.05pt solid #b2b2b2" fo:border-right="none" fo:border-top="none" fo:border-bottom="0.05pt solid #b2b2b2"/>
    </style:style>
    <style:style style:name="Tableau7.E6" style:family="table-cell">
      <style:table-cell-properties fo:padding="0.097cm" fo:border-left="0.05pt solid #b2b2b2" fo:border-right="none" fo:border-top="none" fo:border-bottom="0.05pt solid #b2b2b2"/>
    </style:style>
    <style:style style:name="Tableau7.F6" style:family="table-cell">
      <style:table-cell-properties fo:padding="0.097cm" fo:border-left="0.05pt solid #b2b2b2" fo:border-right="none" fo:border-top="none" fo:border-bottom="0.05pt solid #b2b2b2"/>
    </style:style>
    <style:style style:name="Tableau7.G6" style:family="table-cell">
      <style:table-cell-properties fo:padding="0.097cm" fo:border-left="0.05pt solid #b2b2b2" fo:border-right="none" fo:border-top="none" fo:border-bottom="0.05pt solid #b2b2b2"/>
    </style:style>
    <style:style style:name="Tableau7.7" style:family="table-row">
      <style:table-row-properties style:row-height="2.154cm" fo:keep-together="always"/>
    </style:style>
    <style:style style:name="Tableau7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7" style:family="table-cell">
      <style:table-cell-properties fo:padding="0.097cm" fo:border-left="0.05pt solid #b2b2b2" fo:border-right="none" fo:border-top="none" fo:border-bottom="0.05pt solid #b2b2b2"/>
    </style:style>
    <style:style style:name="Tableau7.C7" style:family="table-cell">
      <style:table-cell-properties fo:padding="0.097cm" fo:border-left="0.05pt solid #b2b2b2" fo:border-right="none" fo:border-top="none" fo:border-bottom="0.05pt solid #b2b2b2"/>
    </style:style>
    <style:style style:name="Tableau7.D7" style:family="table-cell">
      <style:table-cell-properties fo:padding="0.097cm" fo:border-left="0.05pt solid #b2b2b2" fo:border-right="none" fo:border-top="none" fo:border-bottom="0.05pt solid #b2b2b2"/>
    </style:style>
    <style:style style:name="Tableau7.E7" style:family="table-cell">
      <style:table-cell-properties fo:padding="0.097cm" fo:border-left="0.05pt solid #b2b2b2" fo:border-right="none" fo:border-top="none" fo:border-bottom="0.05pt solid #b2b2b2"/>
    </style:style>
    <style:style style:name="Tableau7.F7" style:family="table-cell">
      <style:table-cell-properties fo:padding="0.097cm" fo:border-left="0.05pt solid #b2b2b2" fo:border-right="none" fo:border-top="none" fo:border-bottom="0.05pt solid #b2b2b2"/>
    </style:style>
    <style:style style:name="Tableau7.G7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9e385" style:text-blinking="false" fo:background-color="transparent" style:font-size-asian="7.30000019073486pt" style:font-weight-asian="normal" style:font-size-complex="7.30000019073486pt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pt" fo:letter-spacing="normal" fo:font-style="normal" style:text-underline-style="none" fo:font-weight="normal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5pt" fo:letter-spacing="normal" fo:font-style="normal" fo:font-weight="bold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crenau">
      <style:paragraph-properties fo:margin-top="0cm" fo:margin-bottom="0cm" loext:contextual-spacing="false" fo:line-height="100%"/>
      <style:text-properties fo:color="#666666" style:font-name="Arial" fo:font-size="6.80000019073486pt" fo:font-style="italic" fo:font-weight="normal" officeooo:paragraph-rsid="0077403a" style:font-size-asian="6.80000019073486pt" style:font-style-asian="italic" style:font-size-complex="6.80000019073486pt" style:font-style-complex="italic"/>
    </style:style>
    <style:style style:name="P16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9e385" style:font-size-asian="7.30000019073486pt" style:font-weight-asian="normal" style:font-size-complex="7.30000019073486pt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aee21" style:font-size-asian="7.30000019073486pt" style:font-weight-asian="normal" style:font-size-complex="7.3000001907348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91be90" officeooo:paragraph-rsid="0091d29d" style:font-size-asian="7.30000019073486pt" style:font-weight-asian="normal" style:font-size-complex="7.30000019073486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b45ff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5bf10" officeooo:paragraph-rsid="0025bf10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72055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72055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officeooo:paragraph-rsid="003617e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officeooo:paragraph-rsid="003617ed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normal" officeooo:paragraph-rsid="00274fef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paragraph-rsid="0065612a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rsid="00ac25f9" officeooo:paragraph-rsid="00ac25f9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2" style:family="paragraph" style:parent-style-name="Standard"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5" style:family="paragraph" style:parent-style-name="Standard">
      <style:text-properties fo:font-variant="normal" fo:text-transform="none" fo:color="#666666" style:font-name="Arial" fo:font-size="7pt" fo:letter-spacing="normal" fo:font-style="normal" fo:font-weight="normal" officeooo:paragraph-rsid="002d4563" style:font-size-asian="7pt" style:font-weight-asian="normal" style:font-size-complex="7pt" style:font-weight-complex="normal"/>
    </style:style>
    <style:style style:name="P46" style:family="paragraph" style:parent-style-name="Standard">
      <style:text-properties style:font-name="Ari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text-properties fo:font-weight="normal" officeooo:paragraph-rsid="005f5b71" style:font-weight-asian="normal" style:font-weight-complex="normal"/>
    </style:style>
    <style:style style:name="P49" style:family="paragraph" style:parent-style-name="Standard">
      <style:text-properties fo:font-weight="normal" officeooo:paragraph-rsid="0077403a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paragraph-rsid="0091be90" style:font-weight-asian="normal" style:font-weight-complex="normal"/>
    </style:style>
    <style:style style:name="P51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52" style:family="paragraph" style:parent-style-name="Standard">
      <style:text-properties officeooo:paragraph-rsid="0065612a"/>
    </style:style>
    <style:style style:name="P53" style:family="paragraph" style:parent-style-name="Standard">
      <style:text-properties fo:font-size="6.80000019073486pt" officeooo:paragraph-rsid="0077403a" style:font-size-asian="6.80000019073486pt" style:font-size-complex="6.80000019073486pt"/>
    </style:style>
    <style:style style:name="P54" style:family="paragraph" style:parent-style-name="Standard">
      <style:text-properties fo:font-size="6.30000019073486pt" style:font-size-asian="6.30000019073486pt" style:font-size-complex="6.30000019073486pt"/>
    </style:style>
    <style:style style:name="P55" style:family="paragraph" style:parent-style-name="Standard">
      <style:text-properties officeooo:paragraph-rsid="008e3633"/>
    </style:style>
    <style:style style:name="P56" style:family="paragraph" style:parent-style-name="Standard">
      <style:text-properties officeooo:paragraph-rsid="00cc83cf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59" style:family="paragraph" style:parent-style-name="Table_20_Contents">
      <style:text-properties fo:font-variant="normal" fo:text-transform="none" fo:color="#666666" style:text-line-through-style="none" style:text-line-through-type="none" style:font-name="Arial" fo:font-size="6.5pt" fo:letter-spacing="normal" fo:font-style="italic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officeooo:paragraph-rsid="0065612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2" style:family="paragraph" style:parent-style-name="Table_20_Contents">
      <style:text-properties fo:font-variant="normal" fo:text-transform="none" fo:color="#666666" style:font-name="Arial" fo:font-size="6.5pt" fo:letter-spacing="normal" fo:font-style="italic" fo:font-weight="normal" style:font-size-asian="6.5pt" style:font-style-asian="italic" style:font-weight-asian="normal" style:font-size-complex="6.5pt" style:font-style-complex="italic" style:font-weight-complex="normal"/>
    </style:style>
    <style:style style:name="P6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P67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d3c2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5f5b71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75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7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17a5d0" officeooo:paragraph-rsid="0017a5d0" style:font-size-asian="7.30000019073486pt" style:font-weight-asian="normal" style:font-size-complex="7.30000019073486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219c17" officeooo:paragraph-rsid="00219c17" style:font-size-asian="7.30000019073486pt" style:font-weight-asian="normal" style:font-size-complex="7.30000019073486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28e0ee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af0672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8e3633" style:font-size-asian="7.5pt" style:font-weight-asian="bold" style:font-size-complex="7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8e3633" style:font-size-asian="7.5pt" style:font-weight-asian="bold" style:font-size-complex="7.5pt" style:font-weight-complex="bold"/>
    </style:style>
    <style:style style:name="P89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90" style:family="paragraph" style:parent-style-name="Table_20_Contents">
      <style:text-properties fo:color="#000000" style:font-name="Arial" fo:font-size="7.5pt" fo:font-weight="normal" officeooo:rsid="00272055" officeooo:paragraph-rsid="00272055" style:font-size-asian="7.5pt" style:font-weight-asian="normal" style:font-size-complex="7.5pt" style:font-weight-complex="normal"/>
    </style:style>
    <style:style style:name="P91" style:family="paragraph" style:parent-style-name="Table_20_Contents">
      <style:text-properties fo:color="#000000" style:font-name="Arial" fo:font-size="7.5pt" fo:font-weight="normal" officeooo:paragraph-rsid="004c4abe" style:font-size-asian="7.5pt" style:font-weight-asian="normal" style:font-size-complex="7.5pt" style:font-weight-complex="normal"/>
    </style:style>
    <style:style style:name="P92" style:family="paragraph" style:parent-style-name="Table_20_Contents">
      <style:text-properties fo:color="#000000" style:font-name="Arial" fo:font-size="7.5pt" fo:font-weight="normal" officeooo:paragraph-rsid="008e3633" style:font-size-asian="7.5pt" style:font-weight-asian="normal" style:font-size-complex="7.5pt" style:font-weight-complex="normal"/>
    </style:style>
    <style:style style:name="P93" style:family="paragraph" style:parent-style-name="Table_20_Contents">
      <style:text-properties fo:color="#000000" style:font-name="Arial" fo:font-size="7.5pt" fo:font-weight="normal" officeooo:rsid="009355b8" officeooo:paragraph-rsid="009355b8" style:font-size-asian="7.5pt" style:font-weight-asian="normal" style:font-size-complex="7.5pt" style:font-weight-complex="normal"/>
    </style:style>
    <style:style style:name="P94" style:family="paragraph" style:parent-style-name="Table_20_Contents">
      <style:text-properties fo:color="#000000" style:font-name="Arial" fo:font-size="7.5pt" fo:font-weight="normal" officeooo:rsid="009f4c7d" officeooo:paragraph-rsid="009f4c7d" style:font-size-asian="7.5pt" style:font-weight-asian="normal" style:font-size-complex="7.5pt" style:font-weight-complex="normal"/>
    </style:style>
    <style:style style:name="P95" style:family="paragraph" style:parent-style-name="Table_20_Contents">
      <style:text-properties fo:color="#000000" style:font-name="Arial" fo:font-size="7.5pt" fo:font-weight="normal" officeooo:rsid="00a3227d" officeooo:paragraph-rsid="00a3227d" style:font-size-asian="7.5pt" style:font-weight-asian="normal" style:font-size-complex="7.5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9f4c7d" style:font-size-asian="7.30000019073486pt" style:font-weight-asian="bold" style:font-size-complex="7.30000019073486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aee756" style:font-size-asian="7.30000019073486pt" style:font-weight-asian="bold" style:font-size-complex="7.30000019073486pt" style:font-weight-complex="bold"/>
    </style:style>
    <style:style style:name="P99" style:family="paragraph" style:parent-style-name="Table_20_Contents">
      <style:text-properties fo:color="#000000" style:font-name="Lucida Grande" fo:font-size="6.5pt" fo:font-weight="normal" style:font-size-asian="6.5pt" style:font-weight-asian="normal" style:font-size-complex="6.5pt" style:font-weight-complex="normal"/>
    </style:style>
    <style:style style:name="P100" style:family="paragraph" style:parent-style-name="Table_20_Contents">
      <style:text-properties fo:color="#000000" style:font-name="Lucida Grande" fo:font-size="7.5pt" fo:font-weight="normal" style:font-size-asian="7.5pt" style:font-weight-asian="normal" style:font-size-complex="7.5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111111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c9fa97" officeooo:paragraph-rsid="00cc83cf"/>
    </style:style>
    <style:style style:name="P103" style:family="paragraph" style:parent-style-name="Table_20_Contents">
      <style:paragraph-properties fo:margin-top="0.499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4" style:family="paragraph" style:parent-style-name="Table_20_Contents">
      <style:paragraph-properties fo:margin-top="1.101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5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06" style:family="paragraph" style:parent-style-name="Heading_20_3">
      <style:paragraph-properties fo:margin-top="0cm" fo:margin-bottom="0.005cm" loext:contextual-spacing="false" fo:line-height="100%" fo:text-align="center" style:justify-single-word="false" fo:break-before="pag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8" style:family="paragraph" style:parent-style-name="Standard">
      <style:paragraph-properties fo:margin-left="0cm" fo:margin-right="0cm" fo:line-height="115%" fo:text-align="start" style:justify-single-word="false" fo:widows="1" fo:text-indent="0cm" style:auto-text-indent="false"/>
      <style:text-properties fo:font-variant="normal" fo:text-transform="none" fo:color="#666666" style:font-name="Arial" fo:font-size="6.80000019073486pt" fo:letter-spacing="normal" fo:font-style="italic" fo:font-weight="normal" style:font-size-asian="6.80000019073486pt" style:font-style-asian="italic" style:font-size-complex="6.80000019073486pt" style:font-style-complex="italic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0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1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2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3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a2564e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4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796a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5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style:font-size-asian="15pt" style:font-weight-asian="bold" style:font-size-complex="15pt" style:font-weight-complex="bold"/>
    </style:style>
    <style:style style:name="P116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officeooo:paragraph-rsid="00cc83cf" style:font-size-asian="15pt" style:font-weight-asian="bold" style:font-size-complex="15pt" style:font-weight-complex="bold"/>
    </style:style>
    <style:style style:name="P117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8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91d29d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9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officeooo:paragraph-rsid="007b6856" style:text-blinking="false" fo:background-color="transparent" style:font-size-asian="6.80000019073486pt" style:font-style-asian="italic" style:font-weight-asian="normal" style:font-size-complex="6.80000019073486pt" style:font-style-complex="italic" style:font-weight-complex="normal"/>
    </style:style>
    <style:style style:name="P120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1d29d" style:font-size-asian="7.30000019073486pt" style:font-weight-asian="normal" style:font-size-complex="7.30000019073486pt" style:font-weight-complex="normal"/>
    </style:style>
    <style:style style:name="P121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f4c7d" style:font-size-asian="7.30000019073486pt" style:font-weight-asian="normal" style:font-size-complex="7.30000019073486pt" style:font-weight-complex="normal"/>
    </style:style>
    <style:style style:name="P122" style:family="paragraph" style:parent-style-name="crenau">
      <style:text-properties fo:font-variant="normal" fo:text-transform="none" fo:color="#666666" style:text-line-through-style="none" style:text-line-through-type="none" style:font-name="Arial" fo:font-size="7pt" fo:letter-spacing="normal" fo:font-style="italic" style:text-underline-style="none" fo:font-weight="normal" officeooo:paragraph-rsid="0059deb5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23" style:family="paragraph" style:parent-style-name="crenau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6.30000019073486pt" fo:letter-spacing="normal" fo:font-style="italic" style:text-underline-style="none" fo:font-weight="normal" officeooo:paragraph-rsid="0083e96c" style:text-blinking="false" fo:background-color="transparent" style:font-size-asian="6.30000019073486pt" style:font-style-asian="italic" style:font-weight-asian="normal" style:font-size-complex="6.30000019073486pt" style:font-style-complex="italic" style:font-weight-complex="normal"/>
    </style:style>
    <style:style style:name="P124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30000019073486pt" fo:letter-spacing="normal" fo:font-style="italic" fo:font-weight="normal" officeooo:paragraph-rsid="007fb1e9" style:font-size-asian="6.30000019073486pt" style:font-style-asian="italic" style:font-weight-asian="normal" style:font-size-complex="6.30000019073486pt" style:font-style-complex="italic" style:font-weight-complex="normal"/>
    </style:style>
    <style:style style:name="P125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59999990463257pt" fo:letter-spacing="normal" fo:font-style="italic" fo:font-weight="normal" officeooo:paragraph-rsid="00809249" style:font-size-asian="6.59999990463257pt" style:font-style-asian="italic" style:font-weight-asian="normal" style:font-size-complex="6.59999990463257pt" style:font-style-complex="italic" style:font-weight-complex="normal"/>
    </style:style>
    <style:style style:name="P126" style:family="paragraph" style:parent-style-name="crenau">
      <style:text-properties fo:font-style="normal" fo:font-weight="bold" style:font-style-asian="normal" style:font-weight-asian="bold" style:font-style-complex="normal" style:font-weight-complex="bold"/>
    </style:style>
    <style:style style:name="P127" style:family="paragraph" style:parent-style-name="crenau">
      <style:text-properties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crenau">
      <style:text-properties fo:font-weight="normal" style:font-weight-asian="normal" style:font-weight-complex="normal"/>
    </style:style>
    <style:style style:name="P129" style:family="paragraph" style:parent-style-name="crenau">
      <style:text-properties fo:font-weight="normal" officeooo:rsid="004c4abe" officeooo:paragraph-rsid="004c4abe" style:font-weight-asian="normal" style:font-weight-complex="normal"/>
    </style:style>
    <style:style style:name="P130" style:family="paragraph" style:parent-style-name="crenau">
      <style:text-properties fo:font-weight="normal" officeooo:paragraph-rsid="005142e3" style:font-weight-asian="normal" style:font-weight-complex="normal"/>
    </style:style>
    <style:style style:name="P131" style:family="paragraph" style:parent-style-name="crenau">
      <style:text-properties fo:font-weight="normal" officeooo:paragraph-rsid="005975bb" style:font-weight-asian="normal" style:font-weight-complex="normal"/>
    </style:style>
    <style:style style:name="P132" style:family="paragraph" style:parent-style-name="crenau">
      <style:text-properties fo:font-weight="normal" officeooo:paragraph-rsid="0059deb5" style:font-weight-asian="normal" style:font-weight-complex="normal"/>
    </style:style>
    <style:style style:name="P133" style:family="paragraph" style:parent-style-name="crenau">
      <style:text-properties fo:font-weight="normal" officeooo:rsid="0059deb5" officeooo:paragraph-rsid="0059deb5" style:font-weight-asian="normal" style:font-weight-complex="normal"/>
    </style:style>
    <style:style style:name="P134" style:family="paragraph" style:parent-style-name="crenau">
      <style:text-properties fo:font-weight="normal" officeooo:rsid="009a8179" officeooo:paragraph-rsid="009a8179" style:font-weight-asian="normal" style:font-weight-complex="normal"/>
    </style:style>
    <style:style style:name="P135" style:family="paragraph" style:parent-style-name="crenau">
      <style:text-properties officeooo:paragraph-rsid="0042e489"/>
    </style:style>
    <style:style style:name="P136" style:family="paragraph" style:parent-style-name="crenau">
      <style:text-properties fo:font-size="7pt" style:font-size-asian="7pt" style:font-size-complex="7pt"/>
    </style:style>
    <style:style style:name="P137" style:family="paragraph" style:parent-style-name="crenau">
      <style:text-properties fo:font-size="7pt" officeooo:paragraph-rsid="0043a3f8" style:font-size-asian="7pt" style:font-size-complex="7pt"/>
    </style:style>
    <style:style style:name="P138" style:family="paragraph" style:parent-style-name="crenau">
      <style:text-properties fo:font-size="7pt" officeooo:paragraph-rsid="0054e85b" style:font-size-asian="7pt" style:font-size-complex="7pt"/>
    </style:style>
    <style:style style:name="P139" style:family="paragraph" style:parent-style-name="crenau">
      <style:text-properties fo:font-size="7pt" officeooo:paragraph-rsid="005975bb" style:font-size-asian="7pt" style:font-size-complex="7pt"/>
    </style:style>
    <style:style style:name="P140" style:family="paragraph" style:parent-style-name="crenau">
      <style:text-properties fo:font-size="7pt" officeooo:paragraph-rsid="00681576" style:font-size-asian="7pt" style:font-size-complex="7pt"/>
    </style:style>
    <style:style style:name="P141" style:family="paragraph" style:parent-style-name="crenau">
      <style:text-properties fo:font-size="7pt" officeooo:paragraph-rsid="007336f4" style:font-size-asian="7pt" style:font-size-complex="7pt"/>
    </style:style>
    <style:style style:name="P142" style:family="paragraph" style:parent-style-name="crenau">
      <style:text-properties fo:font-size="7pt" officeooo:paragraph-rsid="007cf72f" style:font-size-asian="7pt" style:font-size-complex="7pt"/>
    </style:style>
    <style:style style:name="P143" style:family="paragraph" style:parent-style-name="crenau">
      <style:text-properties fo:font-size="7pt" fo:font-weight="normal" style:font-size-asian="7pt" style:font-weight-asian="normal" style:font-size-complex="7pt" style:font-weight-complex="normal"/>
    </style:style>
    <style:style style:name="P144" style:family="paragraph" style:parent-style-name="crenau">
      <style:text-properties fo:font-size="7pt" fo:font-weight="normal" officeooo:paragraph-rsid="0043a3f8" style:font-size-asian="7pt" style:font-weight-asian="normal" style:font-size-complex="7pt" style:font-weight-complex="normal"/>
    </style:style>
    <style:style style:name="P145" style:family="paragraph" style:parent-style-name="crenau">
      <style:text-properties fo:font-size="7pt" fo:font-weight="normal" officeooo:paragraph-rsid="0054e85b" style:font-size-asian="7pt" style:font-weight-asian="normal" style:font-size-complex="7pt" style:font-weight-complex="normal"/>
    </style:style>
    <style:style style:name="P146" style:family="paragraph" style:parent-style-name="crenau">
      <style:text-properties fo:font-size="7pt" fo:font-weight="normal" officeooo:paragraph-rsid="005975bb" style:font-size-asian="7pt" style:font-weight-asian="normal" style:font-size-complex="7pt" style:font-weight-complex="normal"/>
    </style:style>
    <style:style style:name="P147" style:family="paragraph" style:parent-style-name="crenau">
      <style:text-properties fo:font-size="7pt" fo:font-weight="normal" officeooo:paragraph-rsid="00681576" style:font-size-asian="7pt" style:font-weight-asian="normal" style:font-size-complex="7pt" style:font-weight-complex="normal"/>
    </style:style>
    <style:style style:name="P148" style:family="paragraph" style:parent-style-name="crenau">
      <style:text-properties fo:font-size="7pt" fo:font-weight="normal" officeooo:paragraph-rsid="007336f4" style:font-size-asian="7pt" style:font-weight-asian="normal" style:font-size-complex="7pt" style:font-weight-complex="normal"/>
    </style:style>
    <style:style style:name="P149" style:family="paragraph" style:parent-style-name="crenau">
      <style:text-properties fo:font-size="7pt" fo:font-weight="normal" officeooo:paragraph-rsid="007cf72f" style:font-size-asian="7pt" style:font-weight-asian="normal" style:font-size-complex="7pt" style:font-weight-complex="normal"/>
    </style:style>
    <style:style style:name="P150" style:family="paragraph" style:parent-style-name="crenau">
      <style:text-properties officeooo:paragraph-rsid="005142e3"/>
    </style:style>
    <style:style style:name="P151" style:family="paragraph" style:parent-style-name="crenau">
      <style:text-properties officeooo:paragraph-rsid="005975bb"/>
    </style:style>
    <style:style style:name="P152" style:family="paragraph" style:parent-style-name="crenau">
      <style:text-properties officeooo:paragraph-rsid="0059deb5"/>
    </style:style>
    <style:style style:name="P153" style:family="paragraph" style:parent-style-name="crenau">
      <style:text-properties officeooo:paragraph-rsid="005f5b71"/>
    </style:style>
    <style:style style:name="P154" style:family="paragraph" style:parent-style-name="crenau">
      <style:text-properties officeooo:paragraph-rsid="0065612a"/>
    </style:style>
    <style:style style:name="P155" style:family="paragraph" style:parent-style-name="crenau">
      <style:text-properties fo:font-size="6.80000019073486pt" style:font-size-asian="6.80000019073486pt" style:font-size-complex="6.80000019073486pt"/>
    </style:style>
    <style:style style:name="P156" style:family="paragraph" style:parent-style-name="crenau">
      <style:text-properties fo:font-size="6.80000019073486pt" officeooo:paragraph-rsid="007b6856" style:font-size-asian="6.80000019073486pt" style:font-size-complex="6.80000019073486pt"/>
    </style:style>
    <style:style style:name="P157" style:family="paragraph" style:parent-style-name="crenau">
      <style:text-properties fo:font-size="6.80000019073486pt" fo:font-weight="normal" officeooo:paragraph-rsid="007b6856" style:font-size-asian="6.80000019073486pt" style:font-weight-asian="normal" style:font-size-complex="6.80000019073486pt" style:font-weight-complex="normal"/>
    </style:style>
    <style:style style:name="P158" style:family="paragraph" style:parent-style-name="crenau">
      <style:text-properties fo:font-size="6.5pt" fo:font-weight="normal" officeooo:paragraph-rsid="00681576" style:font-size-asian="6.5pt" style:font-weight-asian="normal" style:font-size-complex="6.5pt" style:font-weight-complex="normal"/>
    </style:style>
    <style:style style:name="P159" style:family="paragraph" style:parent-style-name="crenau">
      <style:text-properties fo:font-size="6.59999990463257pt" fo:font-weight="normal" style:font-size-asian="6.59999990463257pt" style:font-weight-asian="normal" style:font-size-complex="6.59999990463257pt" style:font-weight-complex="normal"/>
    </style:style>
    <style:style style:name="P160" style:family="paragraph" style:parent-style-name="crenau">
      <style:text-properties fo:font-size="6.59999990463257pt" fo:font-weight="normal" officeooo:paragraph-rsid="00760406" style:font-size-asian="6.59999990463257pt" style:font-weight-asian="normal" style:font-size-complex="6.59999990463257pt" style:font-weight-complex="normal"/>
    </style:style>
    <style:style style:name="P161" style:family="paragraph" style:parent-style-name="crenau">
      <style:text-properties fo:font-size="6.59999990463257pt" fo:font-weight="normal" officeooo:paragraph-rsid="00809249" style:font-size-asian="6.59999990463257pt" style:font-weight-asian="normal" style:font-size-complex="6.59999990463257pt" style:font-weight-complex="normal"/>
    </style:style>
    <style:style style:name="P162" style:family="paragraph" style:parent-style-name="crenau">
      <style:text-properties fo:font-size="6.59999990463257pt" officeooo:paragraph-rsid="00809249" style:font-size-asian="6.59999990463257pt" style:font-size-complex="6.59999990463257pt"/>
    </style:style>
    <style:style style:name="P163" style:family="paragraph" style:parent-style-name="crenau">
      <style:text-properties officeooo:paragraph-rsid="00760406"/>
    </style:style>
    <style:style style:name="P164" style:family="paragraph" style:parent-style-name="crenau">
      <style:text-properties fo:font-size="6.30000019073486pt" fo:font-weight="normal" style:font-size-asian="6.30000019073486pt" style:font-weight-asian="normal" style:font-size-complex="6.30000019073486pt" style:font-weight-complex="normal"/>
    </style:style>
    <style:style style:name="P165" style:family="paragraph" style:parent-style-name="crenau">
      <style:text-properties fo:font-size="6.30000019073486pt" fo:font-weight="normal" officeooo:paragraph-rsid="0083e96c" style:font-size-asian="6.30000019073486pt" style:font-weight-asian="normal" style:font-size-complex="6.30000019073486pt" style:font-weight-complex="normal"/>
    </style:style>
    <style:style style:name="P166" style:family="paragraph" style:parent-style-name="crenau">
      <style:text-properties fo:font-size="6.30000019073486pt" officeooo:paragraph-rsid="007fb1e9" style:font-size-asian="6.30000019073486pt" style:font-size-complex="6.30000019073486pt"/>
    </style:style>
    <style:style style:name="P167" style:family="paragraph" style:parent-style-name="crenau">
      <style:text-properties officeooo:paragraph-rsid="0083e96c"/>
    </style:style>
    <style:style style:name="P168" style:family="paragraph" style:parent-style-name="crenau">
      <style:text-properties officeooo:paragraph-rsid="00853127"/>
    </style:style>
    <style:style style:name="P169" style:family="paragraph" style:parent-style-name="crenau">
      <style:text-properties officeooo:paragraph-rsid="0091d29d"/>
    </style:style>
    <style:style style:name="P170" style:family="paragraph" style:parent-style-name="crenau">
      <style:text-properties officeooo:paragraph-rsid="009a8179"/>
    </style:style>
    <style:style style:name="P171" style:family="paragraph" style:parent-style-name="crenau">
      <style:text-properties officeooo:paragraph-rsid="009f4c7d"/>
    </style:style>
    <style:style style:name="P172" style:family="paragraph" style:parent-style-name="crenau">
      <style:text-properties officeooo:rsid="00c9fa97" officeooo:paragraph-rsid="00cc83cf"/>
    </style:style>
    <style:style style:name="P173" style:family="paragraph" style:parent-style-name="crenau">
      <style:text-properties officeooo:paragraph-rsid="00cc83cf"/>
    </style:style>
    <style:style style:name="P17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6796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rsid="004dc70e" officeooo:paragraph-rsid="004dc70e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6" style:family="paragraph" style:parent-style-name="Table_20_Heading">
      <style:text-properties officeooo:rsid="00c73597" officeooo:paragraph-rsid="00cc83cf"/>
    </style:style>
    <style:style style:name="P177" style:family="paragraph" style:parent-style-name="Table_20_Heading">
      <style:text-properties officeooo:rsid="00cbce97" officeooo:paragraph-rsid="00cc83cf"/>
    </style:style>
    <style:style style:name="P1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text-line-through-style="none" style:text-line-through-type="none" fo:font-size="18pt" style:text-underline-style="none" fo:font-weight="bold" officeooo:paragraph-rsid="008e3633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79" style:family="paragraph" style:parent-style-name="Text_20_body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officeooo:paragraph-rsid="00cc83cf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80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81" style:family="paragraph" style:parent-style-name="crenau">
      <style:text-properties fo:font-size="6.80000019073486pt" style:font-size-asian="6.80000019073486pt" style:font-size-complex="6.80000019073486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color="#000000" style:text-line-through-style="none" style:text-line-through-type="none" fo:font-style="normal" style:text-underline-style="none" fo:font-weight="bold" officeooo:rsid="001b6d73" style:text-blinking="false" fo:background-color="transparent" loext:char-shading-value="0" style:font-weight-asian="bold" style:font-weight-complex="bold"/>
    </style:style>
    <style:style style:name="T8" style:family="text">
      <style:text-properties fo:color="#000000" style:text-line-through-style="none" style:text-line-through-type="none" style:font-name="Arial" fo:font-size="6.5pt" style:text-underline-style="none" style:text-blinking="false" fo:background-color="transparent" loext:char-shading-value="0" style:font-size-asian="6.5pt" style:font-size-complex="6.5pt"/>
    </style:style>
    <style:style style:name="T9" style:family="text">
      <style:text-properties fo:color="#000000" style:text-line-through-style="none" style:text-line-through-type="none" style:font-name="Arial" fo:font-size="7.30000019073486pt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10" style:family="text">
      <style:text-properties fo:color="#000000" style:text-line-through-style="none" style:text-line-through-type="none" style:font-name="Arial" fo:font-size="6.80000019073486pt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11" style:family="text">
      <style:text-properties fo:color="#000000" style:text-line-through-style="none" style:text-line-through-type="none" fo:font-size="7.30000019073486pt" style:text-underline-style="none" style:text-blinking="false" fo:background-color="transparent" loext:char-shading-value="0" style:font-size-asian="7.30000019073486pt" style:font-style-asian="italic" style:font-size-complex="7.30000019073486pt" style:font-style-complex="italic"/>
    </style:style>
    <style:style style:name="T12" style:family="text">
      <style:text-properties fo:color="#000000" style:text-line-through-style="none" style:text-line-through-type="none" fo:font-size="7.30000019073486pt" style:text-underline-style="none" fo:font-weight="bold" style:text-blinking="false" fo:background-color="transparent" loext:char-shading-value="0" style:font-size-asian="7.30000019073486pt" style:font-style-asian="italic" style:font-weight-asian="bold" style:font-size-complex="7.30000019073486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d7eea" style:font-weight-asian="normal" style:font-weight-complex="normal"/>
    </style:style>
    <style:style style:name="T15" style:family="text">
      <style:text-properties fo:font-weight="normal" officeooo:rsid="00dac285" style:font-weight-asian="normal" style:font-weight-complex="normal"/>
    </style:style>
    <style:style style:name="T16" style:family="text">
      <style:text-properties officeooo:rsid="0022fa1c"/>
    </style:style>
    <style:style style:name="T17" style:family="text">
      <style:text-properties officeooo:rsid="00272055"/>
    </style:style>
    <style:style style:name="T18" style:family="text">
      <style:text-properties officeooo:rsid="003617ed"/>
    </style:style>
    <style:style style:name="T19" style:family="text">
      <style:text-properties fo:font-weight="bold" officeooo:rsid="004d7eea" style:font-weight-asian="bold" style:font-weight-complex="bold"/>
    </style:style>
    <style:style style:name="T20" style:family="text">
      <style:text-properties officeooo:rsid="005142e3"/>
    </style:style>
    <style:style style:name="T21" style:family="text">
      <style:text-properties officeooo:rsid="0054e85b"/>
    </style:style>
    <style:style style:name="T22" style:family="text">
      <style:text-properties officeooo:rsid="005975bb"/>
    </style:style>
    <style:style style:name="T23" style:family="text">
      <style:text-properties officeooo:rsid="005e7e73"/>
    </style:style>
    <style:style style:name="T24" style:family="text">
      <style:text-properties officeooo:rsid="00681576"/>
    </style:style>
    <style:style style:name="T25" style:family="text">
      <style:text-properties officeooo:rsid="00719955"/>
    </style:style>
    <style:style style:name="T26" style:family="text">
      <style:text-properties officeooo:rsid="0074fffb"/>
    </style:style>
    <style:style style:name="T27" style:family="text">
      <style:text-properties officeooo:rsid="00760406"/>
    </style:style>
    <style:style style:name="T28" style:family="text">
      <style:text-properties officeooo:rsid="0077403a"/>
    </style:style>
    <style:style style:name="T29" style:family="text">
      <style:text-properties officeooo:rsid="007cf72f"/>
    </style:style>
    <style:style style:name="T30" style:family="text">
      <style:text-properties officeooo:rsid="007f4fce"/>
    </style:style>
    <style:style style:name="T31" style:family="text">
      <style:text-properties officeooo:rsid="00853127"/>
    </style:style>
    <style:style style:name="T32" style:family="text">
      <style:text-properties officeooo:rsid="00884b5a"/>
    </style:style>
    <style:style style:name="T33" style:family="text">
      <style:text-properties officeooo:rsid="008d7796"/>
    </style:style>
    <style:style style:name="T34" style:family="text">
      <style:text-properties officeooo:rsid="009f4c7d"/>
    </style:style>
    <style:style style:name="T35" style:family="text">
      <style:text-properties style:text-line-through-style="none" style:text-line-through-type="none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6" style:family="text">
      <style:text-properties style:text-line-through-style="none" style:text-line-through-type="none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7" style:family="text">
      <style:text-properties style:text-line-through-style="none" style:text-line-through-type="none" fo:font-size="12pt" style:text-underline-style="none" officeooo:rsid="00a3d01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8" style:family="text">
      <style:text-properties fo:color="#333333" style:text-line-through-style="none" style:text-line-through-type="none" style:font-name="TeX Gyre Adventor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9" style:family="text">
      <style:text-properties fo:color="#333333" style:text-line-through-style="none" style:text-line-through-type="none" style:font-name="TeX Gyre Adventor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0" style:family="text">
      <style:text-properties fo:color="#333333" style:text-line-through-style="none" style:text-line-through-type="none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1" style:family="text">
      <style:text-properties fo:color="#333333" style:text-line-through-style="none" style:text-line-through-type="none" fo:font-size="18pt" style:text-underline-style="none" officeooo:rsid="008d7796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2" style:family="text">
      <style:text-properties fo:color="#333333" style:text-line-through-style="none" style:text-line-through-type="none" fo:font-size="18pt" style:text-underline-style="none" officeooo:rsid="00c735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3" style:family="text">
      <style:text-properties fo:color="#333333" style:text-line-through-style="none" style:text-line-through-type="none" fo:font-size="18pt" style:text-underline-style="none" officeooo:rsid="00cbce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4" style:family="text">
      <style:text-properties officeooo:rsid="00a789a2"/>
    </style:style>
    <style:style style:name="T45" style:family="text">
      <style:text-properties officeooo:rsid="00b332f2"/>
    </style:style>
    <style:style style:name="T46" style:family="text">
      <style:text-properties officeooo:rsid="00b4b98d"/>
    </style:style>
    <style:style style:name="T47" style:family="text">
      <style:text-properties officeooo:rsid="00b5d6e1"/>
    </style:style>
    <style:style style:name="T48" style:family="text">
      <style:text-properties officeooo:rsid="00b769d6"/>
    </style:style>
    <style:style style:name="T49" style:family="text">
      <style:text-properties officeooo:rsid="00b89deb"/>
    </style:style>
    <style:style style:name="T50" style:family="text">
      <style:text-properties officeooo:rsid="00b9e5d2"/>
    </style:style>
    <style:style style:name="T51" style:family="text">
      <style:text-properties officeooo:rsid="00ba5ef4"/>
    </style:style>
    <style:style style:name="T52" style:family="text">
      <style:text-properties officeooo:rsid="00bbf464"/>
    </style:style>
    <style:style style:name="T53" style:family="text">
      <style:text-properties officeooo:rsid="00bc610e"/>
    </style:style>
    <style:style style:name="T54" style:family="text">
      <style:text-properties officeooo:rsid="00bcaf41"/>
    </style:style>
    <style:style style:name="T55" style:family="text">
      <style:text-properties officeooo:rsid="00bce445"/>
    </style:style>
    <style:style style:name="T56" style:family="text">
      <style:text-properties officeooo:rsid="00bec660"/>
    </style:style>
    <style:style style:name="T57" style:family="text">
      <style:text-properties officeooo:rsid="00bf0ab4"/>
    </style:style>
    <style:style style:name="T58" style:family="text">
      <style:text-properties officeooo:rsid="00c08e4d"/>
    </style:style>
    <style:style style:name="T59" style:family="text">
      <style:text-properties officeooo:rsid="00c22d2a"/>
    </style:style>
    <style:style style:name="T60" style:family="text">
      <style:text-properties officeooo:rsid="00c3ab23"/>
    </style:style>
    <style:style style:name="T61" style:family="text">
      <style:text-properties officeooo:rsid="00c3baa6"/>
    </style:style>
    <style:style style:name="T62" style:family="text">
      <style:text-properties officeooo:rsid="00ce1de5"/>
    </style:style>
    <style:style style:name="T63" style:family="text">
      <style:text-properties officeooo:rsid="00cf773e"/>
    </style:style>
    <style:style style:name="T64" style:family="text">
      <style:text-properties officeooo:rsid="00d202c2"/>
    </style:style>
    <style:style style:name="T65" style:family="text">
      <style:text-properties officeooo:rsid="00d66482"/>
    </style:style>
    <style:style style:name="T66" style:family="text">
      <style:text-properties officeooo:rsid="00d778af"/>
    </style:style>
    <style:style style:name="T67" style:family="text">
      <style:text-properties officeooo:rsid="00dac285"/>
    </style:style>
    <style:style style:name="T68" style:family="text">
      <style:text-properties officeooo:rsid="00dbd083"/>
    </style:style>
    <style:style style:name="T69" style:family="text">
      <style:text-properties officeooo:rsid="00dc0d35"/>
    </style:style>
    <style:style style:name="T70" style:family="text">
      <style:text-properties officeooo:rsid="00dea612"/>
    </style:style>
    <style:style style:name="T71" style:family="text">
      <style:text-properties officeooo:rsid="00e043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35">Samedi </text:span><text:span text:style-name="T36">19</text:span><text:span text:style-name="T35"> novembre </text:span><text:span text:style-name="T37">page 1/2</text:span></text:h>
      <text:p text:style-name="P13"/>
      <table:table table:name="Tableau1" table:style-name="Tableau1">
        <table:table-column table:style-name="Tableau1.A"/>
        <table:table-column table:style-name="Tableau1.B" table:number-columns-repeated="8"/>
        <table:table-column table:style-name="Tableau1.J"/>
        <table:table-row table:style-name="Tableau1.1">
          <table:table-cell table:style-name="Tableau1.A1" office:value-type="string">
            <text:p text:style-name="P85">Salle</text:p>
          </table:table-cell>
          <table:table-cell table:style-name="Tableau1.A1" office:value-type="string">
            <text:p text:style-name="P81">B00</text:p>
          </table:table-cell>
          <table:table-cell table:style-name="Tableau1.A1" office:value-type="string">
            <text:p text:style-name="P85">A001</text:p>
          </table:table-cell>
          <table:table-cell table:style-name="Tableau1.A1" office:value-type="string">
            <text:p text:style-name="P85">A002</text:p>
          </table:table-cell>
          <table:table-cell table:style-name="Tableau1.A1" office:value-type="string">
            <text:p text:style-name="P85">C002</text:p>
          </table:table-cell>
          <table:table-cell table:style-name="Tableau1.A1" office:value-type="string">
            <text:p text:style-name="P85">A201</text:p>
          </table:table-cell>
          <table:table-cell table:style-name="Tableau1.A1" office:value-type="string">
            <text:p text:style-name="P85">A202</text:p>
          </table:table-cell>
          <table:table-cell table:style-name="Tableau1.A1" office:value-type="string">
            <text:p text:style-name="P85">A203</text:p>
          </table:table-cell>
          <table:table-cell table:style-name="Tableau1.A1" office:value-type="string">
            <text:p text:style-name="P85">B006-B007</text:p>
          </table:table-cell>
          <table:table-cell table:style-name="Tableau1.J1" office:value-type="string">
            <text:p text:style-name="P87">C103</text:p>
          </table:table-cell>
        </table:table-row>
        <table:table-row table:style-name="Tableau1.2">
          <table:table-cell table:style-name="Tableau1.A6" office:value-type="string">
            <text:p text:style-name="P89">10:00</text:p>
            <text:p text:style-name="P89"/>
          </table:table-cell>
          <table:table-cell table:style-name="Tableau1.B2" office:value-type="string">
            <text:p text:style-name="P76">Ouverture du Capitole du <text:span text:style-name="T71">L</text:span>ibre</text:p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J2" office:value-type="string">
            <text:p text:style-name="P82"/>
          </table:table-cell>
        </table:table-row>
        <table:table-row table:style-name="Tableau1.3">
          <table:table-cell table:style-name="Tableau1.A6" office:value-type="string">
            <text:p text:style-name="P89">10:30</text:p>
            <text:p text:style-name="P89"/>
          </table:table-cell>
          <table:table-cell table:style-name="Tableau1.B3" office:value-type="string">
            <text:p text:style-name="P76">Conférence d'ouverture</text:p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J2" office:value-type="string">
            <text:p text:style-name="P82"/>
          </table:table-cell>
        </table:table-row>
        <table:table-row table:style-name="Tableau1.4">
          <table:table-cell table:style-name="Tableau1.A6" office:value-type="string">
            <text:p text:style-name="P89">11:30 </text:p>
            <text:p text:style-name="P89"/>
            <text:p text:style-name="P89"/>
            <text:p text:style-name="P89"/>
            <text:p text:style-name="P89"/>
          </table:table-cell>
          <table:table-cell table:style-name="Tableau1.B4" office:value-type="string">
            <text:p text:style-name="P23">LinuxFr(.org), mais refaire ?</text:p>
            <text:p text:style-name="P29">Benoît Sibaud</text:p>
            <text:p text:style-name="P64"/>
          </table:table-cell>
          <table:table-cell table:style-name="Tableau1.C4" office:value-type="string">
            <text:p text:style-name="P23">Projet Signothèque / MOOC LSF</text:p>
            <text:p text:style-name="P18">L'association Arboré'Sign</text:p>
            <text:p text:style-name="P64"/>
          </table:table-cell>
          <table:table-cell table:style-name="Tableau1.D4" office:value-type="string">
            <text:p text:style-name="P23">Introduction à Go</text:p>
            <text:p text:style-name="P29">Sylvain Wallez</text:p>
            <text:p text:style-name="P64"/>
          </table:table-cell>
          <table:table-cell table:style-name="Tableau1.E4" office:value-type="string">
            <text:p text:style-name="P23">Nous, logiciel libre</text:p>
            <text:p text:style-name="P29">Éric Bréhault</text:p>
            <text:p text:style-name="P68"/>
          </table:table-cell>
          <table:table-cell table:style-name="Tableau1.F4" office:value-type="string">
            <text:p text:style-name="P44"><text:span text:style-name="T7">I</text:span><text:span text:style-name="T6">ntroduction à la notion de "communs"</text:span></text:p>
            <text:p text:style-name="P29">Bernard Brunet</text:p>
            <text:p text:style-name="P64"/>
          </table:table-cell>
          <table:table-cell table:style-name="Tableau1.G4" office:value-type="string">
            <text:p text:style-name="P23">AWS, un environne-ment pour les plates-formes Open Source</text:p>
            <text:p text:style-name="P29">Julien Simon</text:p>
            <text:p text:style-name="P68"/>
          </table:table-cell>
          <table:table-cell table:style-name="Tableau1.H4" office:value-type="string">
            <text:p text:style-name="P23">Hardware: préservation du patrimoine numérique.</text:p>
            <text:p text:style-name="P29">Grégory Estrade</text:p>
            <text:p text:style-name="P68"/>
          </table:table-cell>
          <table:table-cell table:style-name="Tableau1.I4" office:value-type="string">
            <text:p text:style-name="P23">Conférence partagée sur la <text:span text:style-name="T65">m</text:span>onnaie <text:span text:style-name="T65">l</text:span>ibre</text:p>
            <text:p text:style-name="P29">matiou</text:p>
            <text:p text:style-name="P23"/>
            <text:p text:style-name="P26">13h</text:p>
          </table:table-cell>
          <table:table-cell table:style-name="Tableau1.J4" office:value-type="string">
            <text:p text:style-name="crenau">Des records de vulnérabilité</text:p>
            <text:p text:style-name="P128">Rodolphe Ortalo</text:p>
            <text:p text:style-name="P128"/>
          </table:table-cell>
        </table:table-row>
        <table:table-row table:style-name="Tableau1.5">
          <table:table-cell table:style-name="Tableau1.A5" office:value-type="string">
            <text:p text:style-name="P89">12:30</text:p>
            <text:p text:style-name="P89"/>
          </table:table-cell>
          <table:table-cell table:style-name="Tableau1.B5" table:number-columns-spanned="9" office:value-type="string">
            <text:p text:style-name="P101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89">14:00</text:p>
            <text:p text:style-name="P89"/>
          </table:table-cell>
          <table:table-cell table:style-name="Tableau1.B7" table:number-rows-spanned="2" office:value-type="string">
            <text:p text:style-name="P11">Kant et la régulation des télécoms</text:p>
            <text:p text:style-name="P29">quota_atypique</text:p>
            <text:p text:style-name="P2"/>
          </table:table-cell>
          <table:table-cell table:style-name="Tableau1.C6" office:value-type="string">
            <text:p text:style-name="P23">Pepper&amp;Carrot, un webcomic libre</text:p>
            <text:p text:style-name="P29">David Revoy</text:p>
            <text:p text:style-name="P64"/>
          </table:table-cell>
          <table:table-cell table:style-name="Tableau1.D7" table:number-rows-spanned="2" office:value-type="string">
            <text:p text:style-name="P23">Le langage Rust</text:p>
            <text:p text:style-name="P29">Leo Testard, Axel Viala</text:p>
            <text:p text:style-name="P64"/>
          </table:table-cell>
          <table:table-cell table:style-name="Tableau1.E7" table:number-rows-spanned="2" office:value-type="string">
            <text:p text:style-name="P126">De l'usage du personnage public</text:p>
            <text:p text:style-name="P127">Benjamin Bayart</text:p>
            <text:p text:style-name="P128"/>
          </table:table-cell>
          <table:table-cell table:style-name="Tableau1.F7" table:number-rows-spanned="2" office:value-type="string">
            <text:p text:style-name="P23">Du logiciel libre aux communs</text:p>
            <text:p text:style-name="P29">Simon Sarazin</text:p>
            <text:p text:style-name="P64"/>
          </table:table-cell>
          <table:table-cell table:style-name="Tableau1.G7" table:number-rows-spanned="2" office:value-type="string">
            <text:p text:style-name="crenau">Continuous Delivery avec Docker et Jenkins</text:p>
            <text:p text:style-name="P128">Benoit Lemarchand</text:p>
            <text:p text:style-name="P128"/>
          </table:table-cell>
          <table:table-cell table:style-name="Tableau1.H7" table:number-rows-spanned="2" office:value-type="string">
            <text:p text:style-name="crenau">Ofono : <text:span text:style-name="T63">u</text:span>ne stack téléphonique libre pour l'embarqué</text:p>
            <text:p text:style-name="P128">Clément Viel</text:p>
            <text:p text:style-name="P128"/>
          </table:table-cell>
          <table:table-cell table:style-name="Tableau1.I7" table:number-rows-spanned="2" office:value-type="string">
            <text:h text:style-name="P114" text:outline-level="3">13h30</text:h>
            <text:h text:style-name="P110" text:outline-level="3"><text:span text:style-name="T48">Atelier m</text:span>onnaie <text:span text:style-name="T66">l</text:span>ibre <text:s/>d’économie animé par <text:span text:style-name="T13">Stéphane Laborde</text:span></text:h>
            <text:p text:style-name="P64"/>
          </table:table-cell>
          <table:table-cell table:style-name="Tableau1.J7" table:number-rows-spanned="2" office:value-type="string">
            <text:p text:style-name="crenau">Technologie numérique et liberté au plus bas niveaux</text:p>
            <text:p text:style-name="P128">Paul Kocialkowski</text:p>
            <text:p text:style-name="P128"/>
          </table:table-cell>
        </table:table-row>
        <table:table-row table:style-name="Tableau1.7">
          <table:table-cell table:style-name="Tableau1.A7" office:value-type="string">
            <text:p text:style-name="P99">14:30</text:p>
            <text:p text:style-name="P100"/>
          </table:table-cell>
          <table:covered-table-cell/>
          <table:table-cell table:style-name="Tableau1.C7" office:value-type="string">
            <text:p text:style-name="P22">Une forge du livre</text:p>
            <text:p text:style-name="P29">Yann Kervran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7"/>
        <table:table-column table:style-name="Tableau2.J"/>
        <table:table-header-rows>
          <text:soft-page-break/>
          <table:table-row table:style-name="Tableau2.1">
            <table:table-cell table:style-name="Tableau2.A1" office:value-type="string">
              <text:p text:style-name="P85">Salle</text:p>
            </table:table-cell>
            <table:table-cell table:style-name="Tableau2.A1" office:value-type="string">
              <text:p text:style-name="P81">B00</text:p>
            </table:table-cell>
            <table:table-cell table:style-name="Tableau2.A1" office:value-type="string">
              <text:p text:style-name="P85">A001</text:p>
            </table:table-cell>
            <table:table-cell table:style-name="Tableau2.A1" office:value-type="string">
              <text:p text:style-name="P85">A002</text:p>
            </table:table-cell>
            <table:table-cell table:style-name="Tableau2.A1" office:value-type="string">
              <text:p text:style-name="P85">C002</text:p>
            </table:table-cell>
            <table:table-cell table:style-name="Tableau2.A1" office:value-type="string">
              <text:p text:style-name="P85">A201</text:p>
            </table:table-cell>
            <table:table-cell table:style-name="Tableau2.A1" office:value-type="string">
              <text:p text:style-name="P85">A202</text:p>
            </table:table-cell>
            <table:table-cell table:style-name="Tableau2.A1" office:value-type="string">
              <text:p text:style-name="P85">A203</text:p>
            </table:table-cell>
            <table:table-cell table:style-name="Tableau2.A1" office:value-type="string">
              <text:p text:style-name="P85">B006-B007</text:p>
            </table:table-cell>
            <table:table-cell table:style-name="Tableau2.J1" office:value-type="string">
              <text:p text:style-name="P87">C103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9">15:00</text:p>
            <text:p text:style-name="P89"/>
          </table:table-cell>
          <table:table-cell table:style-name="Tableau2.B2" table:number-rows-spanned="2" office:value-type="string">
            <text:p text:style-name="P22">De l’importance de l’éducation populaire au numérique</text:p>
            <text:p text:style-name="P29">Genma Kun</text:p>
            <text:p text:style-name="P63"/>
          </table:table-cell>
          <table:table-cell table:style-name="Tableau2.B2" office:value-type="string">
            <text:p text:style-name="P22">Museomix, le musée au peuple</text:p>
            <text:p text:style-name="P29">Marilyne Barisic</text:p>
            <text:p text:style-name="P63"/>
          </table:table-cell>
          <table:table-cell table:style-name="Tableau2.B2" table:number-rows-spanned="2" office:value-type="string">
            <text:p text:style-name="P22">TLS : <text:span text:style-name="T64">d</text:span>es éléments de base à «Let's Encrypt»</text:p>
            <text:p text:style-name="P29">Frédéric Cabestre</text:p>
            <text:p text:style-name="P29"/>
          </table:table-cell>
          <table:table-cell table:style-name="Tableau2.B2" office:value-type="string">
            <text:p text:style-name="crenau">Vulgarisons l'informatiquebordel !</text:p>
            <text:p text:style-name="P128">Simon Giraudot</text:p>
            <text:p text:style-name="P128"/>
          </table:table-cell>
          <table:table-cell table:style-name="Tableau2.B2" table:number-rows-spanned="2" office:value-type="string">
            <text:p text:style-name="P22">Les licences à réciprocité : une nouvelle piste pour le développement des Communs ?</text:p>
            <text:p text:style-name="P29">Lionel Maurel</text:p>
            <text:p text:style-name="P63"/>
          </table:table-cell>
          <table:table-cell table:style-name="Tableau2.B2" table:number-rows-spanned="2" office:value-type="string">
            <text:p text:style-name="crenau">Docker, pierre angulaire d’un cloud hybride ?</text:p>
            <text:p text:style-name="P128">Adrien Blind</text:p>
            <text:p text:style-name="P128"/>
          </table:table-cell>
          <table:table-cell table:style-name="Tableau2.B2" table:number-rows-spanned="2" office:value-type="string">
            <text:p text:style-name="crenau">Bluetooth Low Energy</text:p>
            <text:p text:style-name="P128">Maxime Chevallier</text:p>
            <text:p text:style-name="P128"/>
          </table:table-cell>
          <table:table-cell table:style-name="Tableau2.B2" table:number-rows-spanned="2" office:value-type="string">
            <text:h text:style-name="P112" text:outline-level="3"><text:span text:style-name="T49">Atelier m</text:span>onnaie <text:span text:style-name="T62">l</text:span>ibre d’économie animé par <text:span text:style-name="T13">Stéphane Laborde</text:span></text:h>
            <text:p text:style-name="P174"/>
            <text:p text:style-name="P175">Fin 16h30</text:p>
          </table:table-cell>
          <table:table-cell table:style-name="Tableau2.J2" table:number-rows-spanned="2" office:value-type="string">
            <text:p text:style-name="crenau">FDN : toujours debout, mais pour quoi faire ?</text:p>
            <text:p text:style-name="P128">Fabien Sirjean</text:p>
            <text:p text:style-name="P128"/>
          </table:table-cell>
        </table:table-row>
        <table:table-row table:style-name="Tableau2.3">
          <table:table-cell table:style-name="Tableau2.A2" office:value-type="string">
            <text:p text:style-name="P89">15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covered-table-cell/>
          <table:table-cell table:style-name="Tableau2.B2" office:value-type="string">
            <text:p text:style-name="P22">Présentation de Zeste de Savoir</text:p>
            <text:p text:style-name="P29">Nathanaël Jourdane</text:p>
            <text:p text:style-name="P67"/>
          </table:table-cell>
          <table:covered-table-cell/>
          <table:table-cell table:style-name="Tableau2.E3" office:value-type="string">
            <text:p text:style-name="crenau">Le Syndrome de l'Imposteur</text:p>
            <text:p text:style-name="P128">Relf</text:p>
            <text:p text:style-name="crenau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89">16:00</text:p>
            <text:p text:style-name="P89"/>
            <text:p text:style-name="P89"/>
          </table:table-cell>
          <table:table-cell table:style-name="Tableau2.A4" table:number-columns-spanned="7" office:value-type="string">
            <text:p text:style-name="P96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4" office:value-type="string">
            <text:p text:style-name="P96"/>
          </table:table-cell>
          <table:table-cell table:style-name="Tableau2.J4" office:value-type="string">
            <text:p text:style-name="P96"/>
          </table:table-cell>
        </table:table-row>
        <table:table-row table:style-name="Tableau2.5">
          <table:table-cell table:style-name="Tableau2.A2" table:number-rows-spanned="2" office:value-type="string">
            <text:p text:style-name="P89">16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2.B2" table:number-rows-spanned="2" office:value-type="string">
            <text:p text:style-name="P22">Les exégètes amateurs - deux ans</text:p>
            <text:p text:style-name="P29">exegetes</text:p>
            <text:p text:style-name="P67"/>
          </table:table-cell>
          <table:table-cell table:style-name="Tableau2.B2" table:number-rows-spanned="3" office:value-type="string">
            <text:p text:style-name="P10">Table ronde sur l'édition libre</text:p>
            <text:p text:style-name="P29">David Revoy, Yann Kervran, Neil Jomunsi, Magali Garnero, Sandra Guigonis</text:p>
            <text:p text:style-name="P1"/>
          </table:table-cell>
          <table:table-cell table:style-name="Tableau2.B2" office:value-type="string">
            <text:p text:style-name="P34">Your Distro From Scratch</text:p>
            <text:p text:style-name="P36">yledoare</text:p>
            <text:p text:style-name="P63"/>
          </table:table-cell>
          <table:table-cell table:style-name="Tableau2.B2" office:value-type="string">
            <text:p text:style-name="P136">Logiciel Libre et contribution</text:p>
            <text:p text:style-name="P143">Éric Ficheux</text:p>
            <text:p text:style-name="P143"/>
          </table:table-cell>
          <table:table-cell table:style-name="Tableau2.B2" table:number-rows-spanned="3" office:value-type="string">
            <text:p text:style-name="P117"><text:span text:style-name="T46">Atelier s</text:span>ous-titrons !</text:p>
            <text:p text:style-name="P47">L'association Arboré'Sign</text:p>
            <text:p text:style-name="P63"/>
          </table:table-cell>
          <table:table-cell table:style-name="Tableau2.B2" table:number-rows-spanned="2" office:value-type="string">
            <text:p text:style-name="crenau">La révolution des containers à BlaBlaCar</text:p>
            <text:p text:style-name="P128">Simon Lallemand</text:p>
            <text:p text:style-name="P128"/>
          </table:table-cell>
          <table:table-cell table:style-name="Tableau2.B2" table:number-rows-spanned="2" office:value-type="string">
            <text:p text:style-name="crenau">Un nouvel SBC a tout faire: le CHIP</text:p>
            <text:p text:style-name="P128">Maxime Ripard</text:p>
            <text:p text:style-name="P128"/>
          </table:table-cell>
          <table:table-cell table:style-name="Tableau2.B2" table:number-rows-spanned="3" office:value-type="string">
            <text:p text:style-name="crenau"><text:span text:style-name="T19">17h :</text:span><text:span text:style-name="T14"> </text:span><text:span text:style-name="T67">un</text:span>e conférence interactive sur la TRM : "Théorie Relative de la Monnaie et économie des logiciels "</text:p>
            <text:p text:style-name="crenau"/>
            <text:p text:style-name="crenau"/>
          </table:table-cell>
          <table:table-cell table:style-name="Tableau2.J2" office:value-type="string">
            <text:p text:style-name="P155">Tails système anonyme <text:span text:style-name="T13">gagz</text:span></text:p>
            <text:p text:style-name="P155"/>
          </table:table-cell>
        </table:table-row>
        <table:table-row table:style-name="Tableau2.5">
          <table:covered-table-cell/>
          <table:covered-table-cell/>
          <table:covered-table-cell/>
          <table:table-cell table:style-name="Tableau2.B2" office:value-type="string">
            <text:p text:style-name="P35"><text:span text:style-name="T18">L</text:span>es entrailles de Git <text:span text:style-name="T13">Alexandre Garnier</text:span></text:p>
            <text:p text:style-name="P37"/>
          </table:table-cell>
          <table:table-cell table:style-name="Tableau2.B2" office:value-type="string">
            <text:p text:style-name="P137">Haiku organisation <text:span text:style-name="T13">Adrien Destugues</text:span></text:p>
            <text:p text:style-name="P144"/>
          </table:table-cell>
          <table:covered-table-cell/>
          <table:covered-table-cell/>
          <table:covered-table-cell/>
          <table:covered-table-cell/>
          <table:table-cell table:style-name="Tableau2.J2" office:value-type="string">
            <text:p text:style-name="P135">Auto-hébergement </text:p>
          </table:table-cell>
        </table:table-row>
        <table:table-row table:style-name="Tableau2.7">
          <table:table-cell table:style-name="Tableau2.A2" office:value-type="string">
            <text:p text:style-name="P89">17:30</text:p>
            <text:p text:style-name="P89"/>
            <text:p text:style-name="P89"/>
            <text:p text:style-name="P91"/>
            <text:p text:style-name="P103">18:30</text:p>
          </table:table-cell>
          <table:table-cell table:style-name="Tableau2.B2" office:value-type="string">
            <text:p text:style-name="P27">Priorité au logiciel libre pour changer le monde</text:p>
            <text:p text:style-name="P30">Rémi Boulle, Étienne Gonnu</text:p>
          </table:table-cell>
          <table:covered-table-cell/>
          <table:table-cell table:style-name="Tableau2.B2" office:value-type="string">
            <text:p text:style-name="P43"><text:span text:style-name="T6">Gamedev un framework en C++11 pour les jeux 2D </text:span><text:span text:style-name="T5">Julien Bernard</text:span></text:p>
            <text:p text:style-name="P63"/>
          </table:table-cell>
          <table:table-cell table:style-name="Tableau2.B2" office:value-type="string">
            <text:p text:style-name="crenau">Prêcher la bonne parole, ou partager librement nos idées ?</text:p>
            <text:p text:style-name="P128">Elzen</text:p>
            <text:p text:style-name="P128"/>
          </table:table-cell>
          <table:covered-table-cell/>
          <table:table-cell table:style-name="Tableau2.B2" office:value-type="string">
            <text:p text:style-name="P136">Kibana+Timelion séries temporelles avec Elasticsearch</text:p>
            <text:p text:style-name="P143">Sylvain Wallez</text:p>
            <text:p text:style-name="P136"/>
          </table:table-cell>
          <table:table-cell table:style-name="Tableau2.B2" office:value-type="string">
            <text:p text:style-name="crenau">AsteroidOS : la liberté sur votre poignet</text:p>
            <text:p text:style-name="P128">Florent Revest</text:p>
            <text:p text:style-name="P129">Fin 18:00</text:p>
          </table:table-cell>
          <table:covered-table-cell/>
          <table:table-cell table:style-name="Tableau2.J2" office:value-type="string">
            <text:p text:style-name="crenau"><text:span text:style-name="T50">Atelier </text:span>L'autohébergement, mode d'emploi</text:p>
            <text:p text:style-name="P128">mdartic</text:p>
            <text:p text:style-name="P128"/>
          </table:table-cell>
        </table:table-row>
        <table:table-row table:style-name="Tableau2.8">
          <table:table-cell table:style-name="Tableau2.A2" office:value-type="string">
            <text:p text:style-name="P89">1<text:span text:style-name="T17">9:00</text:span></text:p>
            <text:p text:style-name="P89"/>
          </table:table-cell>
          <table:table-cell table:style-name="Tableau2.J2" table:number-columns-spanned="9" office:value-type="string">
            <text:p text:style-name="P38"/>
            <text:p text:style-name="P38"><text:span text:style-name="T20">B00 </text:span>Travailler ensemble pour la défense des libertés</text:p>
            <text:p text:style-name="P39">Benjamin Bayart, Pierre-Yves GOSSET, piks3l</text:p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2" office:value-type="string">
            <text:p text:style-name="P89">20:00</text:p>
          </table:table-cell>
          <table:table-cell table:style-name="Tableau2.B9" table:number-columns-spanned="9" office:value-type="string">
            <text:p text:style-name="P83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05" text:outline-level="3"><text:soft-page-break/>Samedi <text:span text:style-name="T33">19</text:span> novembre<text:span text:style-name="T35"> </text:span><text:span text:style-name="T37">page 2/2</text:span></text:h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column table:style-name="Tableau3.E"/>
        <table:table-column table:style-name="Tableau3.H" table:number-columns-repeated="2"/>
        <table:table-column table:style-name="Tableau3.J"/>
        <table:table-row table:style-name="Tableau3.1">
          <table:table-cell table:style-name="Tableau3.A1" office:value-type="string">
            <text:p text:style-name="P85">Salle</text:p>
          </table:table-cell>
          <table:table-cell table:style-name="Tableau3.A1" office:value-type="string">
            <text:p text:style-name="P87">A301</text:p>
          </table:table-cell>
          <table:table-cell table:style-name="Tableau3.A1" office:value-type="string">
            <text:p text:style-name="P85">A30<text:span text:style-name="T16">2</text:span></text:p>
          </table:table-cell>
          <table:table-cell table:style-name="Tableau3.A1" office:value-type="string">
            <text:p text:style-name="P87">A303</text:p>
          </table:table-cell>
          <table:table-cell table:style-name="Tableau3.A1" office:value-type="string">
            <text:p text:style-name="P87">A304</text:p>
          </table:table-cell>
          <table:table-cell table:style-name="Tableau3.A1" office:value-type="string">
            <text:p text:style-name="P85">B306</text:p>
          </table:table-cell>
          <table:table-cell table:style-name="Tableau3.A1" office:value-type="string">
            <text:p text:style-name="P85">B307</text:p>
          </table:table-cell>
          <table:table-cell table:style-name="Tableau3.A1" office:value-type="string">
            <text:p text:style-name="P87">B208</text:p>
          </table:table-cell>
          <table:table-cell table:style-name="Tableau3.A1" office:value-type="string">
            <text:p text:style-name="P87">B207</text:p>
          </table:table-cell>
          <table:table-cell table:style-name="Tableau3.J1" office:value-type="string">
            <text:p text:style-name="P87">B104</text:p>
          </table:table-cell>
        </table:table-row>
        <table:table-row table:style-name="Tableau3.2">
          <table:table-cell table:style-name="Tableau3.A6" office:value-type="string">
            <text:p text:style-name="P89">10:30</text:p>
            <text:p text:style-name="P89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F2" table:number-rows-spanned="4" office:value-type="string"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Monnaie <text:span text:style-name="T68">l</text:span>ibre: <text:span text:style-name="T68">j</text:span>eu Ğeconomicus</text:p>
            <text:p text:style-name="P77">matiou</text:p>
            <text:p text:style-name="P78"/>
            <text:p text:style-name="P80"/>
            <text:p text:style-name="P78"/>
            <text:p text:style-name="P78"/>
            <text:p text:style-name="P79">13h30</text:p>
            <text:p text:style-name="P79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J2" office:value-type="string">
            <text:p text:style-name="P78"/>
          </table:table-cell>
        </table:table-row>
        <table:table-row table:style-name="Tableau3.3">
          <table:table-cell table:style-name="Tableau3.A6" office:value-type="string">
            <text:p text:style-name="P89">11:30 </text:p>
            <text:p text:style-name="P89"/>
            <text:p text:style-name="P89"/>
          </table:table-cell>
          <table:table-cell table:style-name="Tableau3.B4" table:number-rows-spanned="2" office:value-type="string">
            <text:p text:style-name="P60"><text:a xlink:type="simple" xlink:href="https://2015.capitoledulibre.org/programme/presentation/80/" text:style-name="Internet_20_link" text:visited-style-name="Visited_20_Internet_20_Link"><text:span text:style-name="T2"/></text:a></text:p>
          </table:table-cell>
          <table:table-cell table:style-name="Tableau3.C3" office:value-type="string">
            <text:p text:style-name="P24">Qt QML dans AsteroidOS par l'exemple</text:p>
            <text:p text:style-name="P20">Florent Revest</text:p>
            <text:p text:style-name="P70"/>
          </table:table-cell>
          <table:table-cell table:style-name="Tableau3.D4" table:number-rows-spanned="2" office:value-type="string">
            <text:p text:style-name="crenau">./play.it - À vos jeux !</text:p>
            <text:p text:style-name="P128">Antoine Le Gonide</text:p>
            <text:p text:style-name="P128"/>
          </table:table-cell>
          <table:table-cell table:style-name="Tableau3.E4" table:number-rows-spanned="2" office:value-type="string">
            <text:p text:style-name="crenau">Retour d’expérience sur l’utilisation de Saltstack chez Cozy Cloud</text:p>
            <text:p text:style-name="P128">Nicolas Ledez</text:p>
            <text:p text:style-name="P128"/>
          </table:table-cell>
          <table:covered-table-cell/>
          <table:table-cell table:style-name="Tableau3.G4" table:number-rows-spanned="2" office:value-type="string">
            <text:p text:style-name="P57"><text:a xlink:type="simple" xlink:href="https://2015.capitoledulibre.org/programme/presentation/37/" text:style-name="Internet_20_link" text:visited-style-name="Visited_20_Internet_20_Link"><text:span text:style-name="T1"/></text:a></text:p>
          </table:table-cell>
          <table:table-cell table:style-name="Tableau3.H4" table:number-rows-spanned="2" office:value-type="string">
            <text:p text:style-name="P72"/>
          </table:table-cell>
          <table:table-cell table:style-name="Tableau3.I4" table:number-rows-spanned="2" office:value-type="string">
            <text:p text:style-name="crenau">Le « <text:span text:style-name="T68">r</text:span>igging » au service de l'Animation</text:p>
            <text:p text:style-name="P128">Julien Duroure</text:p>
            <text:p text:style-name="P128"/>
          </table:table-cell>
          <table:table-cell table:style-name="Tableau3.J7" table:number-rows-spanned="5" office:value-type="string">
            <text:h text:style-name="P110" text:outline-level="3"/>
            <text:h text:style-name="P110" text:outline-level="3"/>
            <text:h text:style-name="P110" text:outline-level="3">Linux Install Party</text:h>
            <text:p text:style-name="P68"/>
          </table:table-cell>
        </table:table-row>
        <table:table-row table:style-name="Tableau3.4">
          <table:table-cell table:style-name="Tableau3.A6" office:value-type="string">
            <text:p text:style-name="P89">12:00</text:p>
            <text:p text:style-name="P89"/>
          </table:table-cell>
          <table:covered-table-cell/>
          <table:table-cell table:style-name="Tableau3.C4" office:value-type="string">
            <text:p text:style-name="P25">Améliorer la portabilité et l'intégration d'applications dans Haiku</text:p>
            <text:p text:style-name="P31">François Revol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89">12:30</text:p>
            <text:p text:style-name="P89"/>
          </table:table-cell>
          <table:table-cell table:style-name="Tableau3.B5" table:number-columns-spanned="4" office:value-type="string">
            <text:p text:style-name="P96">Pause déjeuner</text:p>
          </table:table-cell>
          <table:covered-table-cell/>
          <table:covered-table-cell/>
          <table:covered-table-cell/>
          <table:covered-table-cell/>
          <table:table-cell table:style-name="Tableau3.B5" table:number-columns-spanned="3" office:value-type="string">
            <text:p text:style-name="P98">Pause déjeuner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89">14:00</text:p>
            <text:p text:style-name="P89"/>
          </table:table-cell>
          <table:table-cell table:style-name="Tableau3.B7" table:number-rows-spanned="2" office:value-type="string">
            <text:p text:style-name="P8"><text:span text:style-name="T45">Atelier </text:span>PAO avec « <text:span text:style-name="T68">w</text:span>riter »</text:p>
            <text:p text:style-name="P18">Jean-Francois Nifenecker</text:p>
            <text:p text:style-name="P3"/>
          </table:table-cell>
          <table:table-cell table:style-name="Tableau3.C7" table:number-rows-spanned="2" office:value-type="string">
            <text:p text:style-name="P23">La conception d'applications multitâches avec Qt</text:p>
            <text:p text:style-name="P33">David Faure</text:p>
            <text:p text:style-name="P64"/>
          </table:table-cell>
          <table:table-cell table:style-name="Tableau3.D7" office:value-type="string">
            <text:p text:style-name="crenau">Cagette.net</text:p>
            <text:p text:style-name="P128">François Barbut</text:p>
            <text:p text:style-name="P128"/>
          </table:table-cell>
          <table:table-cell table:style-name="Tableau3.E7" office:value-type="string">
            <text:p text:style-name="P136">Kinto <text:span text:style-name="T21">Libre</text:span> alternative à Parse et Firebase</text:p>
            <text:p text:style-name="P143">n1k0</text:p>
            <text:p text:style-name="P136"/>
          </table:table-cell>
          <table:table-cell table:style-name="Tableau3.F7" table:number-rows-spanned="2" office:value-type="string">
            <text:p text:style-name="crenau">Atelier <text:span text:style-name="T68">m</text:span>onnaie <text:span text:style-name="T68">l</text:span>ibre: install party clients</text:p>
            <text:p text:style-name="P128">yannbeauvois</text:p>
            <text:p text:style-name="P128"/>
          </table:table-cell>
          <table:table-cell table:style-name="Tableau3.G7" table:number-rows-spanned="2" office:value-type="string">
            <text:p text:style-name="P154">Atelier <text:span text:style-name="T68">m</text:span>onnaie <text:span text:style-name="T68">l</text:span>ibre</text:p>
            <text:p text:style-name="P52">matiou</text:p>
            <text:p text:style-name="P61"><text:a xlink:type="simple" xlink:href="https://2015.capitoledulibre.org/programme/presentation/60/" text:style-name="Internet_20_link" text:visited-style-name="Visited_20_Internet_20_Link"><text:span text:style-name="T4"/></text:a></text:p>
          </table:table-cell>
          <table:table-cell table:style-name="Tableau3.H7" table:number-rows-spanned="2" office:value-type="string">
            <text:p text:style-name="crenau">Présentation de FreeCAD et ses nouveautés</text:p>
            <text:p text:style-name="P128">Jonathan Wiedemann</text:p>
            <text:p text:style-name="P128"/>
          </table:table-cell>
          <table:table-cell table:style-name="Tableau3.I7" table:number-rows-spanned="2" office:value-type="string">
            <text:p text:style-name="crenau">Construisons ensemble une séquence de film</text:p>
            <text:p text:style-name="P128">Henri Hebeisen, RGBa RGba</text:p>
            <text:p text:style-name="P128"/>
          </table:table-cell>
          <table:covered-table-cell/>
        </table:table-row>
        <table:table-row table:style-name="Tableau3.7">
          <table:table-cell table:style-name="Tableau3.A7" office:value-type="string">
            <text:p text:style-name="P89">14:30</text:p>
            <text:p text:style-name="P89"/>
          </table:table-cell>
          <table:covered-table-cell/>
          <table:covered-table-cell/>
          <table:table-cell table:style-name="Tableau3.D7" office:value-type="string">
            <text:p text:style-name="P150">Neon <text:span text:style-name="T68">r</text:span>approcher utilisateurs <text:s/>développeurs</text:p>
            <text:p text:style-name="P130">Franck Arrecot</text:p>
            <text:p text:style-name="P130"/>
          </table:table-cell>
          <table:table-cell table:style-name="Tableau3.E7" office:value-type="string">
            <text:p text:style-name="P138">Réaliser un wireframe Inkscape</text:p>
            <text:p text:style-name="P145">Elisa de Castro Guerra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7"/>
        <table:table-column table:style-name="Tableau4.J"/>
        <text:soft-page-break/>
        <table:table-row table:style-name="Tableau4.1">
          <table:table-cell table:style-name="Tableau4.A1" office:value-type="string">
            <text:p text:style-name="P85">Salle</text:p>
          </table:table-cell>
          <table:table-cell table:style-name="Tableau4.A1" office:value-type="string">
            <text:p text:style-name="P87">A301</text:p>
          </table:table-cell>
          <table:table-cell table:style-name="Tableau4.A1" office:value-type="string">
            <text:p text:style-name="P85">A30<text:span text:style-name="T16">2</text:span></text:p>
          </table:table-cell>
          <table:table-cell table:style-name="Tableau4.A1" office:value-type="string">
            <text:p text:style-name="P87">A303</text:p>
          </table:table-cell>
          <table:table-cell table:style-name="Tableau4.A1" office:value-type="string">
            <text:p text:style-name="P87">A304</text:p>
          </table:table-cell>
          <table:table-cell table:style-name="Tableau4.A1" office:value-type="string">
            <text:p text:style-name="P85">B306</text:p>
          </table:table-cell>
          <table:table-cell table:style-name="Tableau4.A1" office:value-type="string">
            <text:p text:style-name="P85">B307</text:p>
          </table:table-cell>
          <table:table-cell table:style-name="Tableau4.A1" office:value-type="string">
            <text:p text:style-name="P87">B208</text:p>
          </table:table-cell>
          <table:table-cell table:style-name="Tableau4.A1" office:value-type="string">
            <text:p text:style-name="P87">B207</text:p>
          </table:table-cell>
          <table:table-cell table:style-name="Tableau4.J1" office:value-type="string">
            <text:p text:style-name="P87">B104</text:p>
          </table:table-cell>
        </table:table-row>
        <table:table-row table:style-name="Tableau4.2">
          <table:table-cell table:style-name="Tableau4.A2" office:value-type="string">
            <text:p text:style-name="P89">15:00</text:p>
            <text:p text:style-name="P89"/>
          </table:table-cell>
          <table:table-cell table:style-name="Tableau4.B2" table:number-rows-spanned="2" office:value-type="string">
            <text:p text:style-name="P9">PAO avec Writer</text:p>
            <text:p text:style-name="P19">Jean-Francois Nifenecker</text:p>
            <text:p text:style-name="P4"/>
          </table:table-cell>
          <table:table-cell table:style-name="Tableau4.B2" office:value-type="string">
            <text:p text:style-name="P22">Kdevelop : l'IDE du développeur</text:p>
            <text:p text:style-name="P28">apol</text:p>
            <text:p text:style-name="P67"/>
          </table:table-cell>
          <table:table-cell table:style-name="Tableau4.B2" office:value-type="string">
            <text:p text:style-name="crenau">Une tranche de vie avec Orgmode</text:p>
            <text:p text:style-name="P128">Thierry Stoehr</text:p>
            <text:p text:style-name="P128"/>
          </table:table-cell>
          <table:table-cell table:style-name="Tableau4.B2" table:number-rows-spanned="2" office:value-type="string">
            <text:p text:style-name="P152">Beyond « <text:span text:style-name="T69">j</text:span>avascript »</text:p>
            <text:p text:style-name="P132">David Mouton</text:p>
            <text:p text:style-name="P122"><text:a xlink:type="simple" xlink:href="https://2015.capitoledulibre.org/programme/presentation/104/" text:style-name="Internet_20_link" text:visited-style-name="Visited_20_Internet_20_Link"><text:span text:style-name="T9"/></text:a></text:p>
          </table:table-cell>
          <table:table-cell table:style-name="Tableau4.B2" table:number-rows-spanned="2" office:value-type="string">
            <text:p text:style-name="P152">Atelier <text:span text:style-name="T69">m</text:span>onnaie <text:span text:style-name="T69">l</text:span>ibre: install party clients</text:p>
            <text:p text:style-name="P132">yannbeauvois</text:p>
            <text:p text:style-name="P132"/>
            <text:p text:style-name="P132"/>
            <text:p text:style-name="P132"/>
            <text:p text:style-name="P132"/>
            <text:p text:style-name="P132"/>
            <text:p text:style-name="P133">Fin 16h30</text:p>
          </table:table-cell>
          <table:table-cell table:style-name="Tableau4.B2" table:number-rows-spanned="2" office:value-type="string">
            <text:p text:style-name="P154">Atelier <text:span text:style-name="T69">m</text:span>onnaie <text:span text:style-name="T69">l</text:span>ibre : install party Duniter en auto-hébergement <text:s/>via YunoHost sur briques internet.</text:p>
            <text:p text:style-name="P40">Matiou</text:p>
            <text:p text:style-name="P41">Fin 16h30</text:p>
          </table:table-cell>
          <table:table-cell table:style-name="Tableau4.B2" office:value-type="string">
            <text:p text:style-name="crenau"><text:span text:style-name="T24">KDE </text:span>Minuet : apprendre la musique</text:p>
            <text:p text:style-name="P128">Cedric Bonhomme</text:p>
            <text:p text:style-name="P128"/>
          </table:table-cell>
          <table:table-cell table:style-name="Tableau4.B2" office:value-type="string">
            <text:p text:style-name="P136">Transformice The Cartoon : prod réalisée <text:span text:style-name="T25">avec </text:span>Blender</text:p>
            <text:p text:style-name="P143">Florine Fouquart</text:p>
            <text:p text:style-name="P143"/>
          </table:table-cell>
          <table:table-cell table:style-name="Tableau4.J2" table:number-rows-spanned="7" office:value-type="string">
            <text:h text:style-name="P111" text:outline-level="3"/>
            <text:h text:style-name="P111" text:outline-level="3"/>
            <text:h text:style-name="P111" text:outline-level="3"/>
            <text:h text:style-name="P111" text:outline-level="3"/>
            <text:h text:style-name="P111" text:outline-level="3">Linux Install Party</text:h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71">18h30</text:p>
          </table:table-cell>
        </table:table-row>
        <table:table-row table:style-name="Tableau4.3">
          <table:table-cell table:style-name="Tableau4.A2" office:value-type="string">
            <text:p text:style-name="P89">15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covered-table-cell/>
          <table:table-cell table:style-name="Tableau4.C3" office:value-type="string">
            <text:p text:style-name="P45"><text:span text:style-name="T12">Améliorez votre code C++ avec </text:span><text:span text:style-name="T11">Clazy</text:span></text:p>
            <text:p text:style-name="P32">laurent</text:p>
            <text:p text:style-name="P65"/>
          </table:table-cell>
          <table:table-cell table:style-name="Tableau4.C3" office:value-type="string">
            <text:p text:style-name="crenau">Migration à LibreOffice de Nantes</text:p>
            <text:p text:style-name="P47">Éric Ficheux</text:p>
            <text:p text:style-name="P47"/>
          </table:table-cell>
          <table:covered-table-cell/>
          <table:covered-table-cell/>
          <table:covered-table-cell/>
          <table:table-cell table:style-name="Tableau4.C3" office:value-type="string">
            <text:p text:style-name="P140">Partitions Musicales MuseScore</text:p>
            <text:p text:style-name="P158">Nicolas Froment, Sylvain Kuntzmann</text:p>
            <text:p text:style-name="P147"/>
          </table:table-cell>
          <table:table-cell table:style-name="Tableau4.C3" office:value-type="string">
            <text:p text:style-name="P141">Antarctica, production d'animations pédagogiques</text:p>
            <text:p text:style-name="P148">Kevin Nguyen</text:p>
          </table:table-cell>
          <table:covered-table-cell/>
        </table:table-row>
        <table:table-row table:style-name="Tableau4.4">
          <table:table-cell table:style-name="Tableau4.A4" office:value-type="string">
            <text:p text:style-name="P89">16:00</text:p>
            <text:p text:style-name="P89"/>
            <text:p text:style-name="P89"/>
          </table:table-cell>
          <table:table-cell table:style-name="Tableau4.A4" table:number-columns-spanned="8" office:value-type="string">
            <text:p text:style-name="P96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5">
          <table:table-cell table:style-name="Tableau4.A2" office:value-type="string">
            <text:p text:style-name="P89">16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4.B2" table:number-rows-spanned="2" office:value-type="string">
            <text:p text:style-name="crenau">Open Design – Des initiatives et des pistes de réflexion</text:p>
            <text:p text:style-name="P128">My Lê</text:p>
            <text:p text:style-name="P128"/>
          </table:table-cell>
          <table:table-cell table:style-name="Tableau4.B2" table:number-rows-spanned="2" office:value-type="string">
            <text:p text:style-name="P10">Les bases de Qt 3D</text:p>
            <text:p text:style-name="P29">Kevin Ottens</text:p>
            <text:p text:style-name="P5"/>
          </table:table-cell>
          <table:table-cell table:style-name="Tableau4.B2" office:value-type="string">
            <text:p text:style-name="P136">téléphone ordinateur <text:span text:style-name="T23">et</text:span> KDE Connect</text:p>
            <text:p text:style-name="P51">apol</text:p>
            <text:p text:style-name="P6"/>
          </table:table-cell>
          <table:table-cell table:style-name="Tableau4.B2" table:number-rows-spanned="2" office:value-type="string">
            <text:p text:style-name="crenau">Découvrez Haxe, le Graal du développeur touche-à-tout</text:p>
            <text:p text:style-name="P128">François Barbut</text:p>
            <text:p text:style-name="P128"/>
          </table:table-cell>
          <table:table-cell table:style-name="Tableau4.A2" table:number-rows-spanned="2" office:value-type="string">
            <text:p text:style-name="crenau"/>
          </table:table-cell>
          <table:table-cell table:style-name="Tableau4.A2" office:value-type="string">
            <text:p text:style-name="P59"><text:a xlink:type="simple" xlink:href="https://2015.capitoledulibre.org/programme/presentation/59/" text:style-name="Internet_20_link" text:visited-style-name="Visited_20_Internet_20_Link"><text:span text:style-name="T8"/></text:a></text:p>
          </table:table-cell>
          <table:table-cell table:style-name="Tableau4.B2" table:number-rows-spanned="2" office:value-type="string">
            <text:p text:style-name="crenau">Montage vidéo sous Kdenlive</text:p>
            <text:p text:style-name="P128">Jean-Baptiste Mardelle</text:p>
            <text:p text:style-name="P128"/>
          </table:table-cell>
          <table:table-cell table:style-name="Tableau4.I5" table:number-rows-spanned="2" office:value-type="string">
            <text:p text:style-name="crenau">Natron : Un logiciel de compositing professionnel et libre</text:p>
            <text:p text:style-name="P128">Francois Grassard</text:p>
            <text:p text:style-name="P128"/>
          </table:table-cell>
          <table:covered-table-cell/>
        </table:table-row>
        <table:table-row table:style-name="Tableau4.6">
          <table:table-cell table:style-name="Tableau4.A2" office:value-type="string">
            <text:p text:style-name="P89">17:00</text:p>
            <text:p text:style-name="P89"/>
          </table:table-cell>
          <table:covered-table-cell/>
          <table:covered-table-cell/>
          <table:table-cell table:style-name="Tableau4.B2" office:value-type="string">
            <text:p text:style-name="P153">Plasma Mobile par KDE</text:p>
            <text:p text:style-name="P48">Cedric Bonhomme</text:p>
            <text:p text:style-name="P73"/>
          </table:table-cell>
          <table:covered-table-cell/>
          <table:covered-table-cell/>
          <table:table-cell table:style-name="Tableau4.A2" office:value-type="string">
            <text:p text:style-name="P62"><text:a xlink:type="simple" xlink:href="https://2015.capitoledulibre.org/programme/presentation/62/" text:style-name="Internet_20_link" text:visited-style-name="Visited_20_Internet_20_Link"><text:span text:style-name="T8"/></text:a></text:p>
          </table:table-cell>
          <table:covered-table-cell/>
          <table:covered-table-cell/>
          <table:covered-table-cell/>
        </table:table-row>
        <table:table-row table:style-name="Tableau4.7">
          <table:table-cell table:style-name="Tableau4.A2" office:value-type="string">
            <text:p text:style-name="P89">17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4.B2" table:number-rows-spanned="2" office:value-type="string">
            <text:p text:style-name="crenau"><text:span text:style-name="T47">Atelier u</text:span>tiliser « <text:span text:style-name="T69">o</text:span>rgmode »</text:p>
            <text:p text:style-name="P128">Thierry Stoehr</text:p>
            <text:p text:style-name="P128"/>
          </table:table-cell>
          <table:table-cell table:style-name="Tableau4.B2" table:number-rows-spanned="2" office:value-type="string">
            <text:p text:style-name="P22">Comment contribuer votre premier patch à Qt</text:p>
            <text:p text:style-name="P29">David Faure</text:p>
            <text:p text:style-name="P63"/>
          </table:table-cell>
          <table:table-cell table:style-name="Tableau4.B2" table:number-rows-spanned="2" office:value-type="string">
            <text:p text:style-name="P22">1 an et demi de Brique Internet</text:p>
            <text:p text:style-name="P29">bram</text:p>
            <text:p text:style-name="P63"/>
          </table:table-cell>
          <table:table-cell table:style-name="Tableau4.B2" office:value-type="string">
            <text:p text:style-name="P139"><text:span text:style-name="T22">O</text:span>pen source d'Orange <text:span text:style-name="T22">pour</text:span> l'accessibilité</text:p>
            <text:p text:style-name="P146">Stéphane Deschamps</text:p>
            <text:p text:style-name="P146"/>
          </table:table-cell>
          <table:table-cell table:style-name="Tableau4.A2" office:value-type="string">
            <text:p text:style-name="P146"/>
          </table:table-cell>
          <table:table-cell table:style-name="Tableau4.A2" table:number-rows-spanned="2" office:value-type="string">
            <text:p text:style-name="P128"/>
          </table:table-cell>
          <table:table-cell table:style-name="Tableau4.B2" office:value-type="string">
            <text:p text:style-name="crenau">Point and click avec Escoria</text:p>
            <text:p text:style-name="P128">Cédric Gémy</text:p>
            <text:p text:style-name="P128"/>
          </table:table-cell>
          <table:table-cell table:style-name="Tableau4.I5" office:value-type="string">
            <text:p text:style-name="crenau"><text:span text:style-name="T26">A</text:span>nimation <text:s/>efficace <text:span text:style-name="T26">en</text:span> Blender </text:p>
            <text:p text:style-name="P143">Florine Fouquart</text:p>
            <text:p text:style-name="crenau"/>
          </table:table-cell>
          <table:covered-table-cell/>
        </table:table-row>
        <table:table-row table:style-name="Tableau4.8">
          <table:table-cell table:style-name="Tableau4.A2" office:value-type="string">
            <text:p text:style-name="P89">18:00</text:p>
            <text:p text:style-name="P90"/>
            <text:p text:style-name="P90"/>
            <text:p text:style-name="P90"/>
            <text:p text:style-name="P90">18:30</text:p>
            <text:p text:style-name="P104">18:30</text:p>
          </table:table-cell>
          <table:covered-table-cell/>
          <table:covered-table-cell/>
          <table:covered-table-cell/>
          <table:table-cell table:style-name="Tableau4.B2" office:value-type="string">
            <text:p text:style-name="P151">open source / entreprise <text:span text:style-name="T22">quelle </text:span>industrie ?</text:p>
            <text:p text:style-name="P131">Nicolas Ledez</text:p>
            <text:p text:style-name="P131"/>
          </table:table-cell>
          <table:table-cell table:style-name="Tableau4.A2" office:value-type="string">
            <text:p text:style-name="P131"/>
          </table:table-cell>
          <table:covered-table-cell/>
          <table:table-cell table:style-name="Tableau4.A2" office:value-type="string">
            <text:p text:style-name="P46"/>
          </table:table-cell>
          <table:table-cell table:style-name="Tableau4.A2" office:value-type="string">
            <text:p text:style-name="P46"/>
          </table:table-cell>
          <table:covered-table-cell/>
        </table:table-row>
        <table:table-row table:style-name="Tableau4.4">
          <table:table-cell table:style-name="Tableau4.A2" office:value-type="string">
            <text:p text:style-name="P89">20:00</text:p>
            <text:p text:style-name="P89"/>
          </table:table-cell>
          <table:table-cell table:style-name="Tableau4.B9" table:number-columns-spanned="9" office:value-type="string">
            <text:p text:style-name="P84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16" text:outline-level="3"><text:soft-page-break/><text:span text:style-name="T42">Atelier</text:span><text:span text:style-name="T43">s</text:span><text:span text:style-name="T42"> samedi</text:span><text:span text:style-name="T40"> </text:span><text:span text:style-name="T42">19</text:span><text:span text:style-name="T40"> novembre</text:span></text:h>
      <text:p text:style-name="P17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header-rows>
          <table:table-row>
            <table:table-cell table:style-name="Tableau6.A1" office:value-type="string">
              <text:p text:style-name="P176">Horaire</text:p>
            </table:table-cell>
            <table:table-cell table:style-name="Tableau6.A1" office:value-type="string">
              <text:p text:style-name="P176">Salle</text:p>
            </table:table-cell>
            <table:table-cell table:style-name="Tableau6.A1" office:value-type="string">
              <text:p text:style-name="P176">Atelier</text:p>
            </table:table-cell>
            <table:table-cell table:style-name="Tableau6.D1" office:value-type="string">
              <text:p text:style-name="P176"/>
            </table:table-cell>
            <table:table-cell table:style-name="Tableau6.A1" office:value-type="string">
              <text:p text:style-name="P177">Horaire</text:p>
            </table:table-cell>
            <table:table-cell table:style-name="Tableau6.A1" office:value-type="string">
              <text:p text:style-name="P177">Salle</text:p>
            </table:table-cell>
            <table:table-cell table:style-name="Tableau6.G1" office:value-type="string">
              <text:p text:style-name="P177">Atelier</text:p>
            </table:table-cell>
          </table:table-row>
        </table:table-header-rows>
        <table:table-row>
          <table:table-cell table:style-name="Tableau6.A5" office:value-type="string">
            <text:p text:style-name="P173">16h30 - 18h30</text:p>
          </table:table-cell>
          <table:table-cell table:style-name="Tableau6.B2" office:value-type="string">
            <text:p text:style-name="P173">A201</text:p>
          </table:table-cell>
          <table:table-cell table:style-name="Tableau6.C2" office:value-type="string">
            <text:p text:style-name="P173">Sous-titrons ! <text:span text:style-name="T13">L'association Arboré'Sign</text:span></text:p>
          </table:table-cell>
          <table:table-cell table:style-name="Tableau6.D1" office:value-type="string">
            <text:p text:style-name="P173"/>
          </table:table-cell>
          <table:table-cell table:style-name="Tableau6.E2" office:value-type="string">
            <text:p text:style-name="P173">11h30 - 18h30</text:p>
          </table:table-cell>
          <table:table-cell table:style-name="Tableau6.F2" office:value-type="string">
            <text:p text:style-name="P173">B104</text:p>
          </table:table-cell>
          <table:table-cell table:style-name="Tableau6.G2" office:value-type="string">
            <text:p text:style-name="P172">Install party</text:p>
          </table:table-cell>
        </table:table-row>
        <table:table-row>
          <table:table-cell table:style-name="Tableau6.A5" office:value-type="string">
            <text:p text:style-name="P173">14h - 16h</text:p>
          </table:table-cell>
          <table:table-cell table:style-name="Tableau6.B3" office:value-type="string">
            <text:p text:style-name="P173">A301</text:p>
          </table:table-cell>
          <table:table-cell table:style-name="Tableau6.C3" office:value-type="string">
            <text:p text:style-name="P173">PAO avec « <text:span text:style-name="T70">w</text:span>riter » <text:span text:style-name="T13">Jean-Francois Nifenecker</text:span></text:p>
          </table:table-cell>
          <table:table-cell table:style-name="Tableau6.D1" office:value-type="string">
            <text:p text:style-name="P173"/>
          </table:table-cell>
          <table:table-cell table:style-name="Tableau6.E3" office:value-type="string">
            <text:p text:style-name="P173">10h30 - 13h30</text:p>
          </table:table-cell>
          <table:table-cell table:style-name="Tableau6.F3" office:value-type="string">
            <text:p text:style-name="P173">B306</text:p>
          </table:table-cell>
          <table:table-cell table:style-name="Tableau6.G3" office:value-type="string">
            <text:p text:style-name="P56">Monnaie <text:span text:style-name="T70">l</text:span>ibre : <text:span text:style-name="T70">j</text:span>eu Ğeconomicus <text:span text:style-name="T13">Mathieu Bize</text:span></text:p>
          </table:table-cell>
        </table:table-row>
        <table:table-row>
          <table:table-cell table:style-name="Tableau6.A5" office:value-type="string">
            <text:p text:style-name="P173">17h30 – 18h30</text:p>
          </table:table-cell>
          <table:table-cell table:style-name="Tableau6.B4" office:value-type="string">
            <text:p text:style-name="P173">A301</text:p>
          </table:table-cell>
          <table:table-cell table:style-name="Tableau6.C4" office:value-type="string">
            <text:p text:style-name="P173">Utiliser « <text:span text:style-name="T70">o</text:span>rgmode » <text:span text:style-name="T13">Thierry Stoeh</text:span></text:p>
          </table:table-cell>
          <table:table-cell table:style-name="Tableau6.D1" office:value-type="string">
            <text:p text:style-name="P173"/>
          </table:table-cell>
          <table:table-cell table:style-name="Tableau6.E4" office:value-type="string">
            <text:p text:style-name="P173">14h – 16h30</text:p>
          </table:table-cell>
          <table:table-cell table:style-name="Tableau6.F4" office:value-type="string">
            <text:p text:style-name="P173">B306</text:p>
          </table:table-cell>
          <table:table-cell table:style-name="Tableau6.G4" office:value-type="string">
            <text:p text:style-name="P56">Atelier <text:span text:style-name="T70">m</text:span>onnaie <text:span text:style-name="T70">l</text:span>ibre : install party clients <text:span text:style-name="T13">yannbeauvois</text:span></text:p>
          </table:table-cell>
        </table:table-row>
        <table:table-row>
          <table:table-cell table:style-name="Tableau6.A5" office:value-type="string">
            <text:p text:style-name="P173">13h30 – 16h</text:p>
          </table:table-cell>
          <table:table-cell table:style-name="Tableau6.B5" office:value-type="string">
            <text:p text:style-name="P173">B006</text:p>
          </table:table-cell>
          <table:table-cell table:style-name="Tableau6.C5" office:value-type="string">
            <text:p text:style-name="P173">Monnaie Libre : <text:span text:style-name="T70">a</text:span>telier d’économie<text:span text:style-name="T13"> Stéphane Laborde Mathieu Bize</text:span></text:p>
          </table:table-cell>
          <table:table-cell table:style-name="Tableau6.D1" office:value-type="string">
            <text:p text:style-name="P173"/>
          </table:table-cell>
          <table:table-cell table:style-name="Tableau6.E5" office:value-type="string">
            <text:p text:style-name="P173">14h - 16h</text:p>
          </table:table-cell>
          <table:table-cell table:style-name="Tableau6.F5" office:value-type="string">
            <text:p text:style-name="P173">B307</text:p>
          </table:table-cell>
          <table:table-cell table:style-name="Tableau6.G5" office:value-type="string">
            <text:p text:style-name="P56">Atelier <text:span text:style-name="T70">m</text:span>onnaie <text:span text:style-name="T70">l</text:span>ibre: install party de noeuds Duniter en auto-hébergement de serveur via YunoHost sur des briques internet. <text:span text:style-name="T13">Mathieu Bize</text:span></text:p>
          </table:table-cell>
        </table:table-row>
        <table:table-row>
          <table:table-cell table:style-name="Tableau6.A6" office:value-type="string">
            <text:p text:style-name="P102"/>
          </table:table-cell>
          <table:table-cell table:style-name="Tableau6.B6" office:value-type="string">
            <text:p text:style-name="P102"/>
          </table:table-cell>
          <table:table-cell table:style-name="Tableau6.C6" office:value-type="string">
            <text:p text:style-name="P172"/>
          </table:table-cell>
          <table:table-cell table:style-name="Tableau6.D1" office:value-type="string">
            <text:p text:style-name="P172"/>
          </table:table-cell>
          <table:table-cell table:style-name="Tableau6.E6" office:value-type="string">
            <text:p text:style-name="P173">17h30 - 18h30</text:p>
          </table:table-cell>
          <table:table-cell table:style-name="Tableau6.F6" office:value-type="string">
            <text:p text:style-name="P173">C103</text:p>
          </table:table-cell>
          <table:table-cell table:style-name="Tableau6.G6" office:value-type="string">
            <text:p text:style-name="P56">L'autohébergement, mode d'emploi <text:span text:style-name="T13">mdartic</text:span></text:p>
          </table:table-cell>
        </table:table-row>
      </table:table>
      <text:p text:style-name="P179"/>
      <text:h text:style-name="P180" text:outline-level="3"/>
      <text:h text:style-name="P106" text:outline-level="3"><text:span text:style-name="T38">Dimanche 2</text:span><text:span text:style-name="T39">0</text:span><text:span text:style-name="T38"> novembre</text:span></text:h>
      <text:p text:style-name="P14"/>
      <table:table table:name="Tableau5" table:style-name="Tableau5">
        <table:table-column table:style-name="Tableau5.A"/>
        <table:table-column table:style-name="Tableau5.B" table:number-columns-repeated="8"/>
        <table:table-column table:style-name="Tableau5.J"/>
        <table:table-row table:style-name="Tableau5.1">
          <table:table-cell table:style-name="Tableau5.A1" office:value-type="string">
            <text:p text:style-name="P85">Salle</text:p>
          </table:table-cell>
          <table:table-cell table:style-name="Tableau5.A1" office:value-type="string">
            <text:p text:style-name="P81">B00</text:p>
          </table:table-cell>
          <table:table-cell table:style-name="Tableau5.A1" office:value-type="string">
            <text:p text:style-name="P85">A001</text:p>
          </table:table-cell>
          <table:table-cell table:style-name="Tableau5.A1" office:value-type="string">
            <text:p text:style-name="P85">A002</text:p>
          </table:table-cell>
          <table:table-cell table:style-name="Tableau5.A1" office:value-type="string">
            <text:p text:style-name="P85">C002</text:p>
          </table:table-cell>
          <table:table-cell table:style-name="Tableau5.A1" office:value-type="string">
            <text:p text:style-name="P85">A201</text:p>
          </table:table-cell>
          <table:table-cell table:style-name="Tableau5.A1" office:value-type="string">
            <text:p text:style-name="P85">A202</text:p>
          </table:table-cell>
          <table:table-cell table:style-name="Tableau5.A1" office:value-type="string">
            <text:p text:style-name="P85">A203</text:p>
          </table:table-cell>
          <table:table-cell table:style-name="Tableau5.A1" office:value-type="string">
            <text:p text:style-name="P85">B006-B007</text:p>
          </table:table-cell>
          <table:table-cell table:style-name="Tableau5.J1" office:value-type="string">
            <text:p text:style-name="P87">C103</text:p>
          </table:table-cell>
        </table:table-row>
        <table:table-row table:style-name="Tableau5.2">
          <table:table-cell table:style-name="Tableau5.A7" office:value-type="string">
            <text:p text:style-name="P89">10:30 </text:p>
            <text:p text:style-name="P89"/>
            <text:p text:style-name="P89"/>
            <text:p text:style-name="P89"/>
            <text:p text:style-name="crenau"/>
          </table:table-cell>
          <table:table-cell table:style-name="Tableau5.B2" office:value-type="string">
            <text:p text:style-name="crenau">Liberapay, plateforme libre de dons récurrents</text:p>
            <text:p text:style-name="crenau"><text:span text:style-name="T13">Amalia Trupin, C</text:span>harly Coste</text:p>
            <text:p text:style-name="crenau"/>
          </table:table-cell>
          <table:table-cell table:style-name="Tableau5.C2" office:value-type="string">
            <text:p text:style-name="P64"/>
          </table:table-cell>
          <table:table-cell table:style-name="Tableau5.D2" office:value-type="string">
            <text:p text:style-name="P58"><text:a xlink:type="simple" xlink:href="https://2015.capitoledulibre.org/programme/presentation/71/" text:style-name="Internet_20_link" text:visited-style-name="Visited_20_Internet_20_Link"><text:span text:style-name="T3"/></text:a></text:p>
          </table:table-cell>
          <table:table-cell table:style-name="Tableau5.E2" office:value-type="string">
            <text:p text:style-name="P60"/>
          </table:table-cell>
          <table:table-cell table:style-name="Tableau5.F4" table:number-rows-spanned="3" office:value-type="string">
            <text:p text:style-name="crenau"><text:span text:style-name="T52">Atelier </text:span>Assemblée des communs</text:p>
            <text:p text:style-name="P128">Emmanuelle Helly, Bernard Brunet</text:p>
          </table:table-cell>
          <table:table-cell table:style-name="Tableau5.G4" table:number-rows-spanned="3" office:value-type="string">
            <text:p text:style-name="crenau">Atelier Docker</text:p>
            <text:p text:style-name="P128">Adrien Blind</text:p>
            <text:p text:style-name="P128"/>
          </table:table-cell>
          <table:table-cell table:style-name="Tableau5.H2" office:value-type="string">
            <text:p text:style-name="P167">Bitbox console jeux DIY</text:p>
            <text:p text:style-name="P165">Adrien Destugues</text:p>
            <text:p text:style-name="P123"/>
          </table:table-cell>
          <table:table-cell table:style-name="Tableau5.I7" table:number-rows-spanned="6" office:value-type="string">
            <text:p text:style-name="crenau"><text:span text:style-name="T57">Atelier </text:span>Monnaie Libre d’économie animé par <text:span text:style-name="T13">Stéphane Laborde</text:span></text:p>
            <text:p text:style-name="crenau"/>
          </table:table-cell>
          <table:table-cell table:style-name="Tableau5.J2" office:value-type="string">
            <text:p text:style-name="crenau">Le Cloud, la Data &amp; le Développeur</text:p>
            <text:p text:style-name="P128">m4dz, Nina Cercy</text:p>
            <text:p text:style-name="crenau"/>
          </table:table-cell>
        </table:table-row>
        <table:table-row table:style-name="Tableau5.3">
          <table:table-cell table:style-name="Tableau5.A7" table:number-rows-spanned="2" office:value-type="string">
            <text:p text:style-name="P89">11:30</text:p>
            <text:p text:style-name="P89"/>
          </table:table-cell>
          <table:table-cell table:style-name="Tableau5.B4" office:value-type="string">
            <text:p text:style-name="P166">Internet, démocratie, logiciel <text:span text:style-name="T13">ippolita</text:span></text:p>
            <text:p text:style-name="P124"/>
          </table:table-cell>
          <table:table-cell table:style-name="Tableau5.C4" table:number-rows-spanned="2" office:value-type="string">
            <text:p text:style-name="P163"><text:span text:style-name="T27">Mettre en place une </text:span>bibliothèque numérique libre ?</text:p>
            <text:p text:style-name="P160">Christophe Rhein</text:p>
          </table:table-cell>
          <table:table-cell table:style-name="Tableau5.D4" table:number-rows-spanned="2" office:value-type="string">
            <text:p text:style-name="P155"><text:span text:style-name="T28">O</text:span>rganisations démocratiques décentralisées et distribuées #blockchain</text:p>
            <text:p text:style-name="P164">Alexandre DAVID</text:p>
            <text:p text:style-name="P155"/>
          </table:table-cell>
          <table:table-cell table:style-name="Tableau5.E4" office:value-type="string">
            <text:p text:style-name="P156">0 A.D. jeu de stratégie </text:p>
            <text:p text:style-name="P157">Nicolas Auvray</text:p>
            <text:p text:style-name="P119"/>
          </table:table-cell>
          <table:covered-table-cell/>
          <table:covered-table-cell/>
          <table:table-cell table:style-name="Tableau5.H4" table:number-rows-spanned="2" office:value-type="string">
            <text:p text:style-name="crenau">Pyra, le successeur d'Open Pandora</text:p>
            <text:p text:style-name="P128">fredtour</text:p>
            <text:p text:style-name="crenau"/>
          </table:table-cell>
          <table:covered-table-cell/>
          <table:table-cell table:style-name="Tableau5.J4" table:number-rows-spanned="2" office:value-type="string">
            <text:p text:style-name="crenau">Internet et vie privée sont-ils compatibles ?</text:p>
            <text:p text:style-name="P128">gagz</text:p>
            <text:p text:style-name="crenau"/>
          </table:table-cell>
        </table:table-row>
        <table:table-row table:style-name="Tableau5.3">
          <table:covered-table-cell/>
          <table:table-cell table:style-name="Tableau5.B4" office:value-type="string">
            <text:p text:style-name="P162">Digital labor Gamification</text:p>
            <text:p text:style-name="P161">ippolita</text:p>
            <text:p text:style-name="P125"/>
          </table:table-cell>
          <table:covered-table-cell/>
          <table:covered-table-cell/>
          <table:table-cell table:style-name="Tableau5.E4" office:value-type="string">
            <text:p text:style-name="P142">osez OpenBSD </text:p>
            <text:p text:style-name="P149"><text:span text:style-name="T29">V</text:span>incent <text:span text:style-name="T29">G</text:span>ro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5">
          <table:table-cell table:style-name="Tableau5.A5" office:value-type="string">
            <text:p text:style-name="P89">1<text:span text:style-name="T30">2:30</text:span></text:p>
          </table:table-cell>
          <table:table-cell table:style-name="Tableau5.A1" table:number-columns-spanned="6" office:value-type="string">
            <text:p text:style-name="P96">Pause déjeun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A1" office:value-type="string">
            <text:p text:style-name="P96"/>
          </table:table-cell>
          <table:covered-table-cell/>
          <table:table-cell table:style-name="Tableau5.J1" office:value-type="string">
            <text:p text:style-name="P96"/>
          </table:table-cell>
        </table:table-row>
        <table:table-row table:style-name="Tableau5.6">
          <table:table-cell table:style-name="Tableau5.A7" table:number-rows-spanned="2" office:value-type="string">
            <text:p text:style-name="P89">14:00</text:p>
            <text:p text:style-name="P89"/>
          </table:table-cell>
          <table:table-cell table:style-name="Tableau5.B7" table:number-rows-spanned="2" office:value-type="string">
            <text:p text:style-name="crenau">Dégooglisons Internet</text:p>
            <text:p text:style-name="P128">Pierre-Yves GOSSET</text:p>
            <text:p text:style-name="crenau"/>
          </table:table-cell>
          <table:table-cell table:style-name="Tableau5.C8" table:number-rows-spanned="3" office:value-type="string">
            <text:p text:style-name="crenau"><text:span text:style-name="T51">Atelier </text:span>Khaganat, un MMORPG 100% libre, mais pas que !</text:p>
            <text:p text:style-name="P128">Amalia Trupin</text:p>
            <text:p text:style-name="P128"/>
          </table:table-cell>
          <table:table-cell table:style-name="Tableau5.D7" table:number-rows-spanned="2" office:value-type="string">
            <text:p text:style-name="crenau">Outils pour améliorer votre Rust</text:p>
            <text:p text:style-name="P128">Martin Carton</text:p>
            <text:p text:style-name="crenau"/>
          </table:table-cell>
          <table:table-cell table:style-name="Tableau5.E8" table:number-rows-spanned="3" office:value-type="string">
            <text:p text:style-name="crenau"><text:span text:style-name="T61">Atelier </text:span>Initiation à Rust</text:p>
            <text:p text:style-name="P128">Leo Testard</text:p>
            <text:p text:style-name="P128"/>
          </table:table-cell>
          <table:table-cell table:style-name="Tableau5.F6" office:value-type="string">
            <text:p text:style-name="crenau">BiblioDebout <text:span text:style-name="T13">Lionel Maurel</text:span></text:p>
          </table:table-cell>
          <table:table-cell table:style-name="Tableau5.G8" table:number-rows-spanned="3" office:value-type="string">
            <text:p text:style-name="crenau"><text:span text:style-name="T53">Atelier </text:span>Déployer un cloud OpenStack avec Ansible</text:p>
            <text:p text:style-name="P128">Adrien Cunin</text:p>
            <text:p text:style-name="P128"/>
          </table:table-cell>
          <table:table-cell table:style-name="Tableau5.H7" table:number-rows-spanned="2" office:value-type="string">
            <text:p text:style-name="P54">Contiki <text:span text:style-name="T31">et</text:span> 6LowPAN réseaux <text:span text:style-name="T31">de</text:span> capteurs sans fil</text:p>
            <text:p text:style-name="P47">Nicolas Aguirre</text:p>
            <text:p text:style-name="P164"/>
          </table:table-cell>
          <table:covered-table-cell/>
          <table:table-cell table:style-name="Tableau5.J6" office:value-type="string">
            <text:p text:style-name="Standard">Own-Mailbox: lvie privée</text:p>
            <text:p text:style-name="P47">pparent</text:p>
            <text:p text:style-name="Standard"/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7" office:value-type="string">
            <text:p text:style-name="crenau"/>
          </table:table-cell>
          <table:covered-table-cell/>
          <table:covered-table-cell/>
          <table:covered-table-cell/>
          <table:table-cell table:style-name="Tableau5.J7" office:value-type="string">
            <text:p text:style-name="P66"/>
          </table:table-cell>
        </table:table-row>
        <table:table-row table:style-name="Tableau5.8">
          <table:table-cell table:style-name="Tableau5.A8" office:value-type="string">
            <text:p text:style-name="P89">15:00</text:p>
            <text:p text:style-name="P104">16:00</text:p>
          </table:table-cell>
          <table:table-cell table:style-name="Tableau5.B8" office:value-type="string">
            <text:p text:style-name="P136">Gouvernance du logiciel libre en entreprise</text:p>
            <text:p text:style-name="P159">Sébastien Dinot</text:p>
            <text:p text:style-name="P109"/>
          </table:table-cell>
          <table:covered-table-cell/>
          <table:table-cell table:style-name="Tableau5.D8" office:value-type="string">
            <text:p text:style-name="P53">La crypto pour les devs : état des lieux</text:p>
            <text:p text:style-name="P49">m4dz</text:p>
            <text:p text:style-name="P15"><text:a xlink:type="simple" xlink:href="https://2015.capitoledulibre.org/programme/presentation/79/" text:style-name="Internet_20_link" text:visited-style-name="Visited_20_Internet_20_Link"><text:span text:style-name="T10"/></text:a></text:p>
          </table:table-cell>
          <table:covered-table-cell/>
          <table:table-cell table:style-name="Tableau5.F8" office:value-type="string">
            <text:p text:style-name="P108"><text:a xlink:type="simple" xlink:href="https://2015.capitoledulibre.org/programme/presentation/83/" text:style-name="Internet_20_link" text:visited-style-name="Visited_20_Internet_20_Link"><text:span text:style-name="T3"/></text:a></text:p>
          </table:table-cell>
          <table:covered-table-cell/>
          <table:table-cell table:style-name="Tableau5.H8" office:value-type="string">
            <text:p text:style-name="P168">Mooltipass, coffre fort numérique <text:span text:style-name="T13">Raoul Hecky</text:span></text:p>
            <text:p text:style-name="P168"/>
          </table:table-cell>
          <table:table-cell table:style-name="Tableau5.I8" office:value-type="string">
            <text:p text:style-name="crenau">Conf<text:span text:style-name="T32">é</text:span>rence Compte Rendu du week-end</text:p>
            <text:p text:style-name="P128">yannbeauvois</text:p>
            <text:p text:style-name="crenau"/>
          </table:table-cell>
          <table:table-cell table:style-name="Tableau5.J8" office:value-type="string">
            <text:p text:style-name="crenau">Organisez des cryptoparties </text:p>
            <text:p text:style-name="P128">dascritch</text:p>
            <text:p text:style-name="crenau"/>
          </table:table-cell>
        </table:table-row>
      </table:table>
      <text:p text:style-name="P42"/>
      <text:p text:style-name="P7"/>
      <text:h text:style-name="P115" text:outline-level="3"><text:soft-page-break/><text:span text:style-name="T40">Dimanche 2</text:span><text:span text:style-name="T41">0</text:span><text:span text:style-name="T40"> novembre</text:span></text:h>
      <table:table table:name="Tableau7" table:style-name="Tableau7">
        <table:table-column table:style-name="Tableau7.A"/>
        <table:table-column table:style-name="Tableau7.B" table:number-columns-repeated="7"/>
        <table:table-column table:style-name="Tableau7.I"/>
        <table:table-row table:style-name="Tableau7.1">
          <table:table-cell table:style-name="Tableau7.A1" office:value-type="string">
            <text:p text:style-name="P86">Salle</text:p>
          </table:table-cell>
          <table:table-cell table:style-name="Tableau7.A1" office:value-type="string">
            <text:p text:style-name="P88">A301</text:p>
          </table:table-cell>
          <table:table-cell table:style-name="Tableau7.A1" office:value-type="string">
            <text:p text:style-name="P86">A30<text:span text:style-name="T16">2</text:span></text:p>
          </table:table-cell>
          <table:table-cell table:style-name="Tableau7.A1" office:value-type="string">
            <text:p text:style-name="P88">A303</text:p>
          </table:table-cell>
          <table:table-cell table:style-name="Tableau7.A1" office:value-type="string">
            <text:p text:style-name="P88">A304</text:p>
          </table:table-cell>
          <table:table-cell table:style-name="Tableau7.A1" office:value-type="string">
            <text:p text:style-name="P86">B<text:span text:style-name="T34">2</text:span>07</text:p>
          </table:table-cell>
          <table:table-cell table:style-name="Tableau7.A1" office:value-type="string">
            <text:p text:style-name="P88">B208</text:p>
          </table:table-cell>
          <table:table-cell table:style-name="Tableau7.A1" office:value-type="string">
            <text:p text:style-name="P88">B<text:span text:style-name="T34">3</text:span>07</text:p>
          </table:table-cell>
          <table:table-cell table:style-name="Tableau7.I1" office:value-type="string">
            <text:p text:style-name="P88">B104</text:p>
          </table:table-cell>
        </table:table-row>
        <table:table-row table:style-name="Tableau7.2">
          <table:table-cell table:style-name="Tableau7.A6" office:value-type="string">
            <text:p text:style-name="P92">10:30</text:p>
            <text:p text:style-name="P92"/>
          </table:table-cell>
          <table:table-cell table:style-name="Tableau7.B2" table:number-rows-spanned="2" office:value-type="string">
            <text:p text:style-name="P21">11h</text:p>
            <text:p text:style-name="P169"><text:span text:style-name="T54">Atelier </text:span>Firefox clinique</text:p>
            <text:p text:style-name="P120">Ludovic Hirlimann</text:p>
          </table:table-cell>
          <table:table-cell table:style-name="Tableau7.B2" office:value-type="string">
            <text:p text:style-name="P50"/>
            <text:p text:style-name="P128"/>
          </table:table-cell>
          <table:table-cell table:style-name="Tableau7.B2" table:number-rows-spanned="3" office:value-type="string">
            <text:p text:style-name="crenau"><text:span text:style-name="T56">Atelier </text:span>Bien réussir un merge avec Git</text:p>
            <text:p text:style-name="P128">Alexandre Garnier</text:p>
            <text:p text:style-name="P128"/>
            <text:p text:style-name="P128"/>
            <text:p text:style-name="crenau"/>
          </table:table-cell>
          <table:table-cell table:style-name="Tableau7.E2" table:number-rows-spanned="3" office:value-type="string">
            <text:p text:style-name="P134"/>
            <text:p text:style-name="P134">11h</text:p>
            <text:p text:style-name="P170"><text:span text:style-name="T56">Atelier </text:span>Initiation à la programmation de sites web avec HTML&amp;CSS</text:p>
            <text:p text:style-name="P128">My Lê</text:p>
            <text:p text:style-name="P128"/>
          </table:table-cell>
          <table:table-cell table:style-name="Tableau7.B2" table:number-rows-spanned="3" office:value-type="string">
            <text:p text:style-name="crenau"><text:span text:style-name="T58">Atelier </text:span>Blender : Mise en place d'une scène visuellement complexe en utilisant les systèmes de cache et le format Alembic</text:p>
            <text:p text:style-name="P128">Francois Grassard</text:p>
            <text:p text:style-name="crenau"/>
          </table:table-cell>
          <table:table-cell table:style-name="Tableau7.B2" table:number-rows-spanned="3" office:value-type="string">
            <text:p text:style-name="crenau"><text:span text:style-name="T59">Atelier </text:span>Apprenez à dessiner avec Inkscape</text:p>
            <text:p text:style-name="P128">Matthieu Hazon</text:p>
            <text:p text:style-name="P128"/>
          </table:table-cell>
          <table:table-cell table:style-name="Tableau7.B2" table:number-rows-spanned="5" office:value-type="string">
            <text:p text:style-name="P171"><text:span text:style-name="T60">Atelier </text:span>Monnaie Libre: Jeu Ğeconomicus</text:p>
            <text:p text:style-name="P121">matiou</text:p>
          </table:table-cell>
          <table:table-cell table:style-name="Tableau7.I2" table:number-rows-spanned="6" office:value-type="string">
            <text:h text:style-name="P113" text:outline-level="3">Linux Install <text:span text:style-name="T44">Party</text:span></text:h>
          </table:table-cell>
        </table:table-row>
        <table:table-row table:style-name="Tableau7.3">
          <table:table-cell table:style-name="Tableau7.A6" office:value-type="string">
            <text:p text:style-name="P92">11:30 </text:p>
            <text:p text:style-name="P92"/>
            <text:p text:style-name="P92"/>
          </table:table-cell>
          <table:covered-table-cell/>
          <table:table-cell table:style-name="Tableau7.B2" table:number-rows-spanned="2" office:value-type="string">
            <text:p text:style-name="P169"><text:span text:style-name="T56">Atelier </text:span>Remaniez votre vieux code Open GL avec style</text:p>
            <text:p text:style-name="P118">Kevin Ott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6" office:value-type="string">
            <text:p text:style-name="P92">12:00</text:p>
            <text:p text:style-name="P92"/>
          </table:table-cell>
          <table:table-cell table:style-name="Tableau7.B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office:value-type="string">
            <text:p text:style-name="P94">12:30</text:p>
          </table:table-cell>
          <table:table-cell table:style-name="Tableau7.B5" table:number-columns-spanned="6" office:value-type="string">
            <text:p text:style-name="P97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office:value-type="string">
            <text:p text:style-name="P92">14:00</text:p>
            <text:p text:style-name="P92"/>
          </table:table-cell>
          <table:table-cell table:style-name="Tableau7.B7" table:number-rows-spanned="2" office:value-type="string">
            <text:p text:style-name="crenau"><text:span text:style-name="T55">Atelier </text:span>Présentation de Canoprof à destination des enseignants du primaire et secondaire</text:p>
            <text:p text:style-name="P128">Christophe Rhein</text:p>
            <text:p text:style-name="P128"/>
          </table:table-cell>
          <table:table-cell table:style-name="Tableau7.C7" table:number-rows-spanned="2" office:value-type="string">
            <text:p text:style-name="crenau">Atelier CD avec Jenkins Pipeline</text:p>
            <text:p text:style-name="P128">Michaël Pailloncy</text:p>
            <text:p text:style-name="P128"/>
          </table:table-cell>
          <table:table-cell table:style-name="Tableau7.D7" table:number-rows-spanned="2" office:value-type="string">
            <text:p text:style-name="crenau"><text:span text:style-name="T56">Atelier </text:span>Rejouer à vos vieux jeux consoles</text:p>
            <text:p text:style-name="P128">Antoine Le Gonidec, Elzen</text:p>
            <text:p text:style-name="P128"/>
          </table:table-cell>
          <table:table-cell table:style-name="Tableau7.E6" office:value-type="string">
            <text:p text:style-name="crenau">Functional Webapps : What's next?</text:p>
            <text:p text:style-name="P128">m4dz</text:p>
            <text:p text:style-name="P128"/>
          </table:table-cell>
          <table:table-cell table:style-name="Tableau7.F7" table:number-rows-spanned="2" office:value-type="string">
            <text:p text:style-name="crenau"><text:span text:style-name="T58">Atelier </text:span>Création de graphismes/assets pour le jeu vidéo avec Blender &amp; Krita</text:p>
            <text:p text:style-name="P128">Mathias Fontmarty</text:p>
            <text:p text:style-name="P128"/>
          </table:table-cell>
          <table:table-cell table:style-name="Tableau7.G7" table:number-rows-spanned="2" office:value-type="string">
            <text:p text:style-name="crenau"><text:span text:style-name="T59">Atelier </text:span>Créer une partition musicale avec MuseScore 2</text:p>
            <text:p text:style-name="P128">Nicolas Froment, Sylvain Kuntzmann</text:p>
            <text:p text:style-name="P128"/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95">15:00</text:p>
            <text:p text:style-name="P95"/>
            <text:p text:style-name="P95"/>
            <text:p text:style-name="P92"/>
            <text:p text:style-name="P93">16:00</text:p>
            <text:p text:style-name="P92"/>
          </table:table-cell>
          <table:covered-table-cell/>
          <table:covered-table-cell/>
          <table:covered-table-cell/>
          <table:table-cell table:style-name="Tableau7.E7" office:value-type="string">
            <text:p text:style-name="crenau"><text:span text:style-name="T56">Atelier</text:span> 0 A.D., un STR classique, libre et open-source !</text:p>
            <text:p text:style-name="P128">Nicolas Auvray</text:p>
            <text:p text:style-name="P128"/>
          </table:table-cell>
          <table:covered-table-cell/>
          <table:covered-table-cell/>
          <table:table-cell table:style-name="Tableau7.B2" office:value-type="string">
            <text:p text:style-name="Standard"/>
          </table:table-cell>
          <table:covered-table-cell/>
        </table:table-row>
      </table:table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renau" style:family="paragraph" style:parent-style-name="Standard">
      <style:text-properties fo:font-variant="normal" fo:text-transform="none" fo:color="#000000" style:font-name="Arial" fo:font-family="Arial" style:font-family-generic="swiss" style:font-pitch="variable" fo:font-size="7.30000019073486pt" fo:letter-spacing="normal" fo:font-style="normal" fo:font-weight="bold" style:font-size-asian="7.30000019073486pt" style:font-style-asian="italic" style:font-weight-asian="normal" style:font-size-complex="7.30000019073486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2:23:40</meta:creation-date>
    <dc:date>2016-11-13T18:57:57.026556148</dc:date>
    <meta:editing-duration>P1DT16H16M19S</meta:editing-duration>
    <meta:editing-cycles>203</meta:editing-cycles>
    <meta:generator>LibreOffice/5.1.4.2$Linux_X86_64 LibreOffice_project/10m0$Build-2</meta:generator>
    <meta:print-date>2016-11-12T12:07:53.769096431</meta:print-date>
    <meta:document-statistic meta:table-count="7" meta:image-count="0" meta:object-count="0" meta:page-count="7" meta:paragraph-count="416" meta:word-count="1327" meta:character-count="8588" meta:non-whitespace-character-count="7660"/>
  </office:meta>
</office:document-meta>
</file>